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5%"/>
    </style:style>
    <style:style style:name="P2" style:family="paragraph" style:parent-style-name="Text_20_body">
      <style:text-properties officeooo:paragraph-rsid="001c340d"/>
    </style:style>
    <style:style style:name="P3" style:family="paragraph" style:parent-style-name="Horizontal_20_Line">
      <style:paragraph-properties fo:margin-top="0cm" fo:margin-bottom="0.247cm" style:contextual-spacing="false" fo:line-height="115%"/>
    </style:style>
    <style:style style:name="P4" style:family="paragraph" style:parent-style-name="Heading_20_2">
      <style:paragraph-properties fo:margin-top="0cm" fo:margin-bottom="0.247cm" style:contextual-spacing="false" fo:line-height="115%"/>
    </style:style>
    <style:style style:name="P5" style:family="paragraph" style:parent-style-name="Heading_20_3">
      <style:paragraph-properties fo:margin-top="0cm" fo:margin-bottom="0.247cm" style:contextual-spacing="false" fo:line-height="115%"/>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text-properties style:font-name="Liberation Serif" fo:font-size="14pt" fo:font-weight="bold" officeooo:paragraph-rsid="001ecd16" style:font-name-asian="NSimSun" style:font-size-asian="14pt" style:font-weight-asian="bold" style:font-name-complex="Lucida Sans1" style:font-size-complex="14pt" style:font-weight-complex="bold"/>
    </style:style>
    <style:style style:name="P9" style:family="paragraph" style:parent-style-name="Text_20_body">
      <style:text-properties officeooo:rsid="001ecd16" officeooo:paragraph-rsid="001ecd16"/>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text-properties fo:font-weight="bold" officeooo:rsid="001ba62b" officeooo:paragraph-rsid="001ba62b" style:font-weight-asian="bold" style:font-weight-complex="bold"/>
    </style:style>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9"/>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0"/>
    <style:style style:name="P29" style:family="paragraph" style:parent-style-name="Text_20_body" style:list-style-name="L11">
      <style:paragraph-properties fo:margin-top="0cm" fo:margin-bottom="0.247cm" style:contextual-spacing="false" fo:line-height="115%"/>
      <style:text-properties officeooo:rsid="001c5a51" officeooo:paragraph-rsid="001c5a51"/>
    </style:style>
    <style:style style:name="P30" style:family="paragraph" style:parent-style-name="Text_20_body" style:list-style-name="L11">
      <style:paragraph-properties fo:margin-top="0cm" fo:margin-bottom="0.247cm" style:contextual-spacing="false" fo:line-height="115%"/>
      <style:text-properties fo:font-weight="normal" officeooo:rsid="001c5a51" officeooo:paragraph-rsid="001c5a51" style:font-weight-asian="normal" style:font-weight-complex="normal"/>
    </style:style>
    <style:style style:name="P31" style:family="paragraph" style:parent-style-name="Heading_20_3">
      <style:paragraph-properties fo:margin-top="0cm" fo:margin-bottom="0.247cm" style:contextual-spacing="false" fo:line-height="115%" fo:break-before="page"/>
    </style:style>
    <style:style style:name="P32" style:family="paragraph" style:parent-style-name="Heading_20_4">
      <style:paragraph-properties fo:margin-top="0cm" fo:margin-bottom="0.247cm" style:contextual-spacing="false" fo:line-height="115%"/>
    </style:style>
    <style:style style:name="P33" style:family="paragraph" style:parent-style-name="Text_20_body" style:list-style-name="L12">
      <style:paragraph-properties fo:margin-top="0cm" fo:margin-bottom="0cm" style:contextual-spacing="false"/>
    </style:style>
    <style:style style:name="P34" style:family="paragraph" style:parent-style-name="Text_20_body" style:list-style-name="L12"/>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4">
      <style:paragraph-properties fo:margin-top="0cm" fo:margin-bottom="0cm" style:contextual-spacing="false"/>
    </style:style>
    <style:style style:name="P38" style:family="paragraph" style:parent-style-name="Text_20_body" style:list-style-name="L14"/>
    <style:style style:name="P39" style:family="paragraph" style:parent-style-name="Heading_20_3">
      <style:paragraph-properties fo:margin-top="0cm" fo:margin-bottom="0.247cm" style:contextual-spacing="false" fo:line-height="115%"/>
      <style:text-properties officeooo:paragraph-rsid="001c5a51"/>
    </style:style>
    <style:style style:name="P40" style:family="paragraph" style:parent-style-name="Text_20_body">
      <style:paragraph-properties fo:margin-top="0cm" fo:margin-bottom="0.247cm" style:contextual-spacing="false" fo:line-height="115%"/>
      <style:text-properties officeooo:rsid="001c5a51" officeooo:paragraph-rsid="001c5a51"/>
    </style:style>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5"/>
    <style:style style:name="P43" style:family="paragraph" style:parent-style-name="Text_20_body" style:list-style-name="L16">
      <style:paragraph-properties fo:margin-top="0cm" fo:margin-bottom="0cm" style:contextual-spacing="false"/>
    </style:style>
    <style:style style:name="P44" style:family="paragraph" style:parent-style-name="Text_20_body" style:list-style-name="L16"/>
    <style:style style:name="P45" style:family="paragraph" style:parent-style-name="Text_20_body" style:list-style-name="L17">
      <style:paragraph-properties fo:margin-top="0cm" fo:margin-bottom="0cm" style:contextual-spacing="false"/>
    </style:style>
    <style:style style:name="P46" style:family="paragraph" style:parent-style-name="Text_20_body" style:list-style-name="L17"/>
    <style:style style:name="P47" style:family="paragraph" style:parent-style-name="Text_20_body" style:list-style-name="L18">
      <style:paragraph-properties fo:margin-top="0cm" fo:margin-bottom="0cm" style:contextual-spacing="false"/>
    </style:style>
    <style:style style:name="P48" style:family="paragraph" style:parent-style-name="Text_20_body" style:list-style-name="L18"/>
    <style:style style:name="P49" style:family="paragraph" style:parent-style-name="Text_20_body" style:list-style-name="L19">
      <style:paragraph-properties fo:margin-top="0cm" fo:margin-bottom="0cm" style:contextual-spacing="false"/>
    </style:style>
    <style:style style:name="P50" style:family="paragraph" style:parent-style-name="Text_20_body" style:list-style-name="L19"/>
    <style:style style:name="P51" style:family="paragraph" style:parent-style-name="Text_20_body" style:list-style-name="L20">
      <style:paragraph-properties fo:margin-top="0cm" fo:margin-bottom="0cm" style:contextual-spacing="false"/>
    </style:style>
    <style:style style:name="P52" style:family="paragraph" style:parent-style-name="Text_20_body" style:list-style-name="L20"/>
    <style:style style:name="P53" style:family="paragraph" style:parent-style-name="Text_20_body" style:list-style-name="L21">
      <style:paragraph-properties fo:margin-top="0cm" fo:margin-bottom="0cm" style:contextual-spacing="false"/>
    </style:style>
    <style:style style:name="P54" style:family="paragraph" style:parent-style-name="Text_20_body" style:list-style-name="L21"/>
    <style:style style:name="P55" style:family="paragraph" style:parent-style-name="Text_20_body" style:list-style-name="L22">
      <style:paragraph-properties fo:margin-top="0cm" fo:margin-bottom="0cm" style:contextual-spacing="false"/>
    </style:style>
    <style:style style:name="P56" style:family="paragraph" style:parent-style-name="Text_20_body" style:list-style-name="L22"/>
    <style:style style:name="P57" style:family="paragraph" style:parent-style-name="Text_20_body" style:list-style-name="L23">
      <style:paragraph-properties fo:margin-top="0cm" fo:margin-bottom="0cm" style:contextual-spacing="false"/>
    </style:style>
    <style:style style:name="P58" style:family="paragraph" style:parent-style-name="Text_20_body" style:list-style-name="L23"/>
    <style:style style:name="P59" style:family="paragraph" style:parent-style-name="Text_20_body" style:list-style-name="L24">
      <style:paragraph-properties fo:margin-top="0cm" fo:margin-bottom="0cm" style:contextual-spacing="false"/>
    </style:style>
    <style:style style:name="P60" style:family="paragraph" style:parent-style-name="Text_20_body" style:list-style-name="L24"/>
    <style:style style:name="P61" style:family="paragraph" style:parent-style-name="Text_20_body" style:list-style-name="L25">
      <style:paragraph-properties fo:margin-top="0cm" fo:margin-bottom="0cm" style:contextual-spacing="false"/>
    </style:style>
    <style:style style:name="P62" style:family="paragraph" style:parent-style-name="Text_20_body" style:list-style-name="L25"/>
    <style:style style:name="P63" style:family="paragraph" style:parent-style-name="Text_20_body" style:list-style-name="L26">
      <style:paragraph-properties fo:margin-top="0cm" fo:margin-bottom="0cm" style:contextual-spacing="false"/>
    </style:style>
    <style:style style:name="P64" style:family="paragraph" style:parent-style-name="Text_20_body" style:list-style-name="L26"/>
    <style:style style:name="P65" style:family="paragraph" style:parent-style-name="Text_20_body" style:list-style-name="L27">
      <style:paragraph-properties fo:margin-top="0cm" fo:margin-bottom="0cm" style:contextual-spacing="false"/>
    </style:style>
    <style:style style:name="P66" style:family="paragraph" style:parent-style-name="Text_20_body" style:list-style-name="L27"/>
    <style:style style:name="P67" style:family="paragraph" style:parent-style-name="Text_20_body" style:list-style-name="L28">
      <style:paragraph-properties fo:margin-top="0cm" fo:margin-bottom="0cm" style:contextual-spacing="false"/>
    </style:style>
    <style:style style:name="P68" style:family="paragraph" style:parent-style-name="Text_20_body" style:list-style-name="L28"/>
    <style:style style:name="P69" style:family="paragraph" style:parent-style-name="Text_20_body" style:list-style-name="L29">
      <style:paragraph-properties fo:margin-top="0cm" fo:margin-bottom="0cm" style:contextual-spacing="false"/>
    </style:style>
    <style:style style:name="P70" style:family="paragraph" style:parent-style-name="Text_20_body" style:list-style-name="L29"/>
    <style:style style:name="P71" style:family="paragraph" style:parent-style-name="Text_20_body" style:list-style-name="L30">
      <style:paragraph-properties fo:margin-top="0cm" fo:margin-bottom="0cm" style:contextual-spacing="false"/>
    </style:style>
    <style:style style:name="P72" style:family="paragraph" style:parent-style-name="Text_20_body" style:list-style-name="L30"/>
    <style:style style:name="P73" style:family="paragraph" style:parent-style-name="Text_20_body" style:list-style-name="L31">
      <style:paragraph-properties fo:margin-top="0cm" fo:margin-bottom="0cm" style:contextual-spacing="false"/>
    </style:style>
    <style:style style:name="P74" style:family="paragraph" style:parent-style-name="Text_20_body" style:list-style-name="L31"/>
    <style:style style:name="P75" style:family="paragraph" style:parent-style-name="Text_20_body" style:list-style-name="L32">
      <style:paragraph-properties fo:margin-top="0cm" fo:margin-bottom="0cm" style:contextual-spacing="false"/>
    </style:style>
    <style:style style:name="P76" style:family="paragraph" style:parent-style-name="Text_20_body" style:list-style-name="L32"/>
    <style:style style:name="P77" style:family="paragraph" style:parent-style-name="Text_20_body" style:list-style-name="L33">
      <style:paragraph-properties fo:margin-top="0cm" fo:margin-bottom="0cm" style:contextual-spacing="false"/>
    </style:style>
    <style:style style:name="P78" style:family="paragraph" style:parent-style-name="Text_20_body" style:list-style-name="L33"/>
    <style:style style:name="P79" style:family="paragraph" style:parent-style-name="Text_20_body" style:list-style-name="L34">
      <style:paragraph-properties fo:margin-top="0cm" fo:margin-bottom="0cm" style:contextual-spacing="false"/>
    </style:style>
    <style:style style:name="P80" style:family="paragraph" style:parent-style-name="Text_20_body" style:list-style-name="L34"/>
    <style:style style:name="P81" style:family="paragraph" style:parent-style-name="Text_20_body" style:list-style-name="L35">
      <style:paragraph-properties fo:margin-top="0cm" fo:margin-bottom="0cm" style:contextual-spacing="false"/>
    </style:style>
    <style:style style:name="P82" style:family="paragraph" style:parent-style-name="Text_20_body">
      <style:paragraph-properties fo:margin-top="0cm" fo:margin-bottom="0cm" style:contextual-spacing="false"/>
    </style:style>
    <style:style style:name="P83" style:family="paragraph" style:parent-style-name="Text_20_body">
      <style:text-properties officeooo:rsid="001ab453" officeooo:paragraph-rsid="001ab453"/>
    </style:style>
    <style:style style:name="P84" style:family="paragraph" style:parent-style-name="Text_20_body" style:list-style-name="L36">
      <style:paragraph-properties fo:margin-top="0cm" fo:margin-bottom="0cm" style:contextual-spacing="false"/>
    </style:style>
    <style:style style:name="P85" style:family="paragraph" style:parent-style-name="Text_20_body" style:list-style-name="L36"/>
    <style:style style:name="P86" style:family="paragraph" style:parent-style-name="Text_20_body" style:list-style-name="L37">
      <style:paragraph-properties fo:margin-top="0cm" fo:margin-bottom="0cm" style:contextual-spacing="false"/>
    </style:style>
    <style:style style:name="P87" style:family="paragraph" style:parent-style-name="Text_20_body" style:list-style-name="L37"/>
    <style:style style:name="P88" style:family="paragraph" style:parent-style-name="Text_20_body" style:list-style-name="L38">
      <style:paragraph-properties fo:margin-top="0cm" fo:margin-bottom="0cm" style:contextual-spacing="false"/>
    </style:style>
    <style:style style:name="P89" style:family="paragraph" style:parent-style-name="Text_20_body" style:list-style-name="L38"/>
    <style:style style:name="P90" style:family="paragraph" style:parent-style-name="Text_20_body" style:list-style-name="L39">
      <style:paragraph-properties fo:margin-top="0cm" fo:margin-bottom="0cm" style:contextual-spacing="false"/>
    </style:style>
    <style:style style:name="P91" style:family="paragraph" style:parent-style-name="Text_20_body" style:list-style-name="L39"/>
    <style:style style:name="P92" style:family="paragraph" style:parent-style-name="Text_20_body" style:list-style-name="L40">
      <style:paragraph-properties fo:margin-top="0cm" fo:margin-bottom="0cm" style:contextual-spacing="false"/>
    </style:style>
    <style:style style:name="P93" style:family="paragraph" style:parent-style-name="Text_20_body" style:list-style-name="L40"/>
    <style:style style:name="P94" style:family="paragraph" style:parent-style-name="Text_20_body" style:list-style-name="L41">
      <style:paragraph-properties fo:margin-top="0cm" fo:margin-bottom="0cm" style:contextual-spacing="false"/>
    </style:style>
    <style:style style:name="P95" style:family="paragraph" style:parent-style-name="Text_20_body" style:list-style-name="L41"/>
    <style:style style:name="P96" style:family="paragraph" style:parent-style-name="Text_20_body" style:list-style-name="L42">
      <style:paragraph-properties fo:margin-top="0cm" fo:margin-bottom="0cm" style:contextual-spacing="false"/>
    </style:style>
    <style:style style:name="P97" style:family="paragraph" style:parent-style-name="Text_20_body" style:list-style-name="L42"/>
    <style:style style:name="P98" style:family="paragraph" style:parent-style-name="Text_20_body" style:list-style-name="L43">
      <style:paragraph-properties fo:margin-top="0cm" fo:margin-bottom="0cm" style:contextual-spacing="false"/>
    </style:style>
    <style:style style:name="P99" style:family="paragraph" style:parent-style-name="Text_20_body" style:list-style-name="L43"/>
    <style:style style:name="P100" style:family="paragraph" style:parent-style-name="Text_20_body" style:list-style-name="L44">
      <style:paragraph-properties fo:margin-top="0cm" fo:margin-bottom="0cm" style:contextual-spacing="false"/>
    </style:style>
    <style:style style:name="P101" style:family="paragraph" style:parent-style-name="Text_20_body" style:list-style-name="L44"/>
    <style:style style:name="P102" style:family="paragraph" style:parent-style-name="Text_20_body" style:list-style-name="L45">
      <style:paragraph-properties fo:margin-top="0cm" fo:margin-bottom="0cm" style:contextual-spacing="false"/>
    </style:style>
    <style:style style:name="P103" style:family="paragraph" style:parent-style-name="Text_20_body" style:list-style-name="L45"/>
    <style:style style:name="P104" style:family="paragraph" style:parent-style-name="Text_20_body" style:list-style-name="L46">
      <style:paragraph-properties fo:margin-top="0cm" fo:margin-bottom="0cm" style:contextual-spacing="false"/>
    </style:style>
    <style:style style:name="P105" style:family="paragraph" style:parent-style-name="Text_20_body" style:list-style-name="L46"/>
    <style:style style:name="P106" style:family="paragraph" style:parent-style-name="Text_20_body" style:list-style-name="L47">
      <style:paragraph-properties fo:margin-top="0cm" fo:margin-bottom="0cm" style:contextual-spacing="false"/>
    </style:style>
    <style:style style:name="P107" style:family="paragraph" style:parent-style-name="Text_20_body" style:list-style-name="L47"/>
    <style:style style:name="P108" style:family="paragraph" style:parent-style-name="Text_20_body" style:list-style-name="L48">
      <style:paragraph-properties fo:margin-top="0cm" fo:margin-bottom="0cm" style:contextual-spacing="false"/>
    </style:style>
    <style:style style:name="P109" style:family="paragraph" style:parent-style-name="Text_20_body" style:list-style-name="L48"/>
    <style:style style:name="P110" style:family="paragraph" style:parent-style-name="Text_20_body" style:list-style-name="L49">
      <style:paragraph-properties fo:margin-top="0cm" fo:margin-bottom="0cm" style:contextual-spacing="false"/>
    </style:style>
    <style:style style:name="P111" style:family="paragraph" style:parent-style-name="Text_20_body" style:list-style-name="L49"/>
    <style:style style:name="P112" style:family="paragraph" style:parent-style-name="Text_20_body" style:list-style-name="L50">
      <style:paragraph-properties fo:margin-top="0cm" fo:margin-bottom="0cm" style:contextual-spacing="false"/>
    </style:style>
    <style:style style:name="P113" style:family="paragraph" style:parent-style-name="Text_20_body" style:list-style-name="L50"/>
    <style:style style:name="P114" style:family="paragraph" style:parent-style-name="Text_20_body" style:list-style-name="L51">
      <style:paragraph-properties fo:margin-top="0cm" fo:margin-bottom="0cm" style:contextual-spacing="false"/>
    </style:style>
    <style:style style:name="P115" style:family="paragraph" style:parent-style-name="Text_20_body" style:list-style-name="L51"/>
    <style:style style:name="P116" style:family="paragraph" style:parent-style-name="Text_20_body" style:list-style-name="L52">
      <style:paragraph-properties fo:margin-top="0cm" fo:margin-bottom="0cm" style:contextual-spacing="false"/>
    </style:style>
    <style:style style:name="P117" style:family="paragraph" style:parent-style-name="Text_20_body" style:list-style-name="L52"/>
    <style:style style:name="P118" style:family="paragraph" style:parent-style-name="Text_20_body" style:list-style-name="L53">
      <style:paragraph-properties fo:margin-top="0cm" fo:margin-bottom="0cm" style:contextual-spacing="false"/>
    </style:style>
    <style:style style:name="P119" style:family="paragraph" style:parent-style-name="Text_20_body" style:list-style-name="L53"/>
    <style:style style:name="P120" style:family="paragraph" style:parent-style-name="Text_20_body" style:list-style-name="L54">
      <style:paragraph-properties fo:margin-top="0cm" fo:margin-bottom="0cm" style:contextual-spacing="false"/>
    </style:style>
    <style:style style:name="P121" style:family="paragraph" style:parent-style-name="Text_20_body" style:list-style-name="L54"/>
    <style:style style:name="P122" style:family="paragraph" style:parent-style-name="Text_20_body" style:list-style-name="L55">
      <style:paragraph-properties fo:margin-top="0cm" fo:margin-bottom="0cm" style:contextual-spacing="false"/>
    </style:style>
    <style:style style:name="P123" style:family="paragraph" style:parent-style-name="Text_20_body" style:list-style-name="L55"/>
    <style:style style:name="P124" style:family="paragraph" style:parent-style-name="Text_20_body" style:list-style-name="L56">
      <style:paragraph-properties fo:margin-top="0cm" fo:margin-bottom="0cm" style:contextual-spacing="false"/>
    </style:style>
    <style:style style:name="P125" style:family="paragraph" style:parent-style-name="Text_20_body" style:list-style-name="L56"/>
    <style:style style:name="P126" style:family="paragraph" style:parent-style-name="Text_20_body" style:list-style-name="L57">
      <style:paragraph-properties fo:margin-top="0cm" fo:margin-bottom="0cm" style:contextual-spacing="false"/>
    </style:style>
    <style:style style:name="P127" style:family="paragraph" style:parent-style-name="Text_20_body" style:list-style-name="L57"/>
    <style:style style:name="P128" style:family="paragraph" style:parent-style-name="Text_20_body" style:list-style-name="L58">
      <style:paragraph-properties fo:margin-top="0cm" fo:margin-bottom="0cm" style:contextual-spacing="false"/>
    </style:style>
    <style:style style:name="P129" style:family="paragraph" style:parent-style-name="Text_20_body" style:list-style-name="L58"/>
    <style:style style:name="P130" style:family="paragraph" style:parent-style-name="Text_20_body" style:list-style-name="L59">
      <style:paragraph-properties fo:margin-top="0cm" fo:margin-bottom="0cm" style:contextual-spacing="false"/>
    </style:style>
    <style:style style:name="P131" style:family="paragraph" style:parent-style-name="Text_20_body" style:list-style-name="L59"/>
    <style:style style:name="P132" style:family="paragraph" style:parent-style-name="Text_20_body" style:list-style-name="L60">
      <style:paragraph-properties fo:margin-top="0cm" fo:margin-bottom="0cm" style:contextual-spacing="false"/>
    </style:style>
    <style:style style:name="P133" style:family="paragraph" style:parent-style-name="Text_20_body" style:list-style-name="L60"/>
    <style:style style:name="P134" style:family="paragraph" style:parent-style-name="Text_20_body" style:list-style-name="L61">
      <style:paragraph-properties fo:margin-top="0cm" fo:margin-bottom="0cm" style:contextual-spacing="false"/>
    </style:style>
    <style:style style:name="P135" style:family="paragraph" style:parent-style-name="Text_20_body" style:list-style-name="L61"/>
    <style:style style:name="P136" style:family="paragraph" style:parent-style-name="Text_20_body" style:list-style-name="L62">
      <style:paragraph-properties fo:margin-top="0cm" fo:margin-bottom="0cm" style:contextual-spacing="false"/>
    </style:style>
    <style:style style:name="P137" style:family="paragraph" style:parent-style-name="Text_20_body" style:list-style-name="L62"/>
    <style:style style:name="P138" style:family="paragraph" style:parent-style-name="Text_20_body" style:list-style-name="L63">
      <style:paragraph-properties fo:margin-top="0cm" fo:margin-bottom="0cm" style:contextual-spacing="false"/>
    </style:style>
    <style:style style:name="P139" style:family="paragraph" style:parent-style-name="Text_20_body" style:list-style-name="L63"/>
    <style:style style:name="P140" style:family="paragraph" style:parent-style-name="Text_20_body" style:list-style-name="L64">
      <style:paragraph-properties fo:margin-top="0cm" fo:margin-bottom="0cm" style:contextual-spacing="false"/>
    </style:style>
    <style:style style:name="P141" style:family="paragraph" style:parent-style-name="Text_20_body" style:list-style-name="L64"/>
    <style:style style:name="P142" style:family="paragraph" style:parent-style-name="Text_20_body" style:list-style-name="L65">
      <style:paragraph-properties fo:margin-top="0cm" fo:margin-bottom="0cm" style:contextual-spacing="false"/>
    </style:style>
    <style:style style:name="P143" style:family="paragraph" style:parent-style-name="Text_20_body" style:list-style-name="L65"/>
    <style:style style:name="P144" style:family="paragraph" style:parent-style-name="Text_20_body" style:list-style-name="L66">
      <style:paragraph-properties fo:margin-top="0cm" fo:margin-bottom="0cm" style:contextual-spacing="false"/>
    </style:style>
    <style:style style:name="P145" style:family="paragraph" style:parent-style-name="Text_20_body" style:list-style-name="L66"/>
    <style:style style:name="P146" style:family="paragraph" style:parent-style-name="Text_20_body" style:list-style-name="L67">
      <style:paragraph-properties fo:margin-top="0cm" fo:margin-bottom="0cm" style:contextual-spacing="false"/>
    </style:style>
    <style:style style:name="P147" style:family="paragraph" style:parent-style-name="Text_20_body" style:list-style-name="L67"/>
    <style:style style:name="P148" style:family="paragraph" style:parent-style-name="Text_20_body" style:list-style-name="L68">
      <style:paragraph-properties fo:margin-top="0cm" fo:margin-bottom="0cm" style:contextual-spacing="false"/>
    </style:style>
    <style:style style:name="P149" style:family="paragraph" style:parent-style-name="Text_20_body" style:list-style-name="L68"/>
    <style:style style:name="P150" style:family="paragraph" style:parent-style-name="Text_20_body" style:list-style-name="L69">
      <style:paragraph-properties fo:margin-top="0cm" fo:margin-bottom="0cm" style:contextual-spacing="false"/>
    </style:style>
    <style:style style:name="P151" style:family="paragraph" style:parent-style-name="Text_20_body" style:list-style-name="L69"/>
    <style:style style:name="P152" style:family="paragraph" style:parent-style-name="Text_20_body" style:list-style-name="L70">
      <style:paragraph-properties fo:margin-top="0cm" fo:margin-bottom="0cm" style:contextual-spacing="false"/>
    </style:style>
    <style:style style:name="P153" style:family="paragraph" style:parent-style-name="Text_20_body" style:list-style-name="L70"/>
    <style:style style:name="P154" style:family="paragraph" style:parent-style-name="Text_20_body" style:list-style-name="L71">
      <style:paragraph-properties fo:margin-top="0cm" fo:margin-bottom="0cm" style:contextual-spacing="false"/>
    </style:style>
    <style:style style:name="P155" style:family="paragraph" style:parent-style-name="Text_20_body" style:list-style-name="L71"/>
    <style:style style:name="P156" style:family="paragraph" style:parent-style-name="Text_20_body" style:list-style-name="L72">
      <style:paragraph-properties fo:margin-top="0cm" fo:margin-bottom="0cm" style:contextual-spacing="false"/>
    </style:style>
    <style:style style:name="P157" style:family="paragraph" style:parent-style-name="Text_20_body" style:list-style-name="L72"/>
    <style:style style:name="P158" style:family="paragraph" style:parent-style-name="Text_20_body" style:list-style-name="L73">
      <style:paragraph-properties fo:margin-top="0cm" fo:margin-bottom="0cm" style:contextual-spacing="false"/>
    </style:style>
    <style:style style:name="P159" style:family="paragraph" style:parent-style-name="Text_20_body" style:list-style-name="L73"/>
    <style:style style:name="P160" style:family="paragraph" style:parent-style-name="Text_20_body" style:list-style-name="L74">
      <style:paragraph-properties fo:margin-top="0cm" fo:margin-bottom="0cm" style:contextual-spacing="false"/>
    </style:style>
    <style:style style:name="P161" style:family="paragraph" style:parent-style-name="Text_20_body" style:list-style-name="L74"/>
    <style:style style:name="P162" style:family="paragraph" style:parent-style-name="Text_20_body" style:list-style-name="L75">
      <style:paragraph-properties fo:margin-top="0cm" fo:margin-bottom="0cm" style:contextual-spacing="false"/>
    </style:style>
    <style:style style:name="P163" style:family="paragraph" style:parent-style-name="Text_20_body" style:list-style-name="L75"/>
    <style:style style:name="P164" style:family="paragraph" style:parent-style-name="Text_20_body" style:list-style-name="L76">
      <style:paragraph-properties fo:margin-top="0cm" fo:margin-bottom="0cm" style:contextual-spacing="false"/>
    </style:style>
    <style:style style:name="P165" style:family="paragraph" style:parent-style-name="Text_20_body" style:list-style-name="L76"/>
    <style:style style:name="T1" style:family="text">
      <style:text-properties officeooo:rsid="001c340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c5a51"/>
    </style:style>
    <style:style style:name="T5" style:family="text">
      <style:text-properties officeooo:rsid="001ab45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ademecum Tutorato UniPD - Informatica</text:h>
      <text:p text:style-name="Text_20_body"><text:span text:style-name="Emphasis">Guida completa per diventare tutor didattico e informativo presso l'Università di Padova</text:span></text:p>
      <text:p text:style-name="P2"><text:span text:style-name="Emphasis"><text:span text:style-name="T1">I contatti presenti nel file possono chiaramente essere soggetti a variazione nel corso del tempo; si prenda per buono quanto si vede qui in generale. </text:span></text:span></text:p>
      <text:p text:style-name="P3"/>
      <text:h text:style-name="P4" text:outline-level="2">1. Introduzione al Tutorato</text:h>
      <text:h text:style-name="P5" text:outline-level="3">Cosa sono i tutorati?</text:h>
      <text:p text:style-name="Text_20_body">Un servizio dell'università di Padova offerto agli studenti. Tutorato Didattico e Tutorato Informativo. I tutor sono studenti della magistrale che hanno fatto il vostro stesso percorso, conoscono le difficoltà dei corsi e offrono un supporto per la preparazione degli esami.</text:p>
      <text:h text:style-name="P5" text:outline-level="3">Chi può essere tutor?</text:h>
      <text:p text:style-name="Text_20_body">Le candidate e i candidati sono selezionate/i sulla base del merito universitario e della motivazione al ruolo di tutor inteso come "compagno o compagna di strada", capace di accompagnare studentesse e studenti più giovani per un buon inserimento nella comunità universitaria.</text:p>
      <text:p text:style-name="Text_20_body"><text:span text:style-name="Strong_20_Emphasis">Requisiti principali:</text:span></text:p>
      <text:list text:style-name="L1">
        <text:list-item>
          <text:p text:style-name="P6">Essere iscritto alla laurea magistrale in Informatica/Computer Science </text:p>
        </text:list-item>
        <text:list-item>
          <text:p text:style-name="P6">Avere ottimi voti universitari </text:p>
        </text:list-item>
        <text:list-item>
          <text:p text:style-name="P6">Dimostrare motivazione e capacità comunicative </text:p>
        </text:list-item>
        <text:list-item>
          <text:p text:style-name="P7">Aver superato con successo i corsi per cui si vuole fare tutoraggio </text:p>
        </text:list-item>
      </text:list>
      <text:p text:style-name="P8">Come si assegnano i corsi tra tutor?</text:p>
      <text:p text:style-name="P9">Normalmente ci incontriamo ad inizio semestre e decidiamo tra noi tutor come assegnarceli tra di noi. </text:p>
      <text:p text:style-name="P3"/>
      <text:h text:style-name="P4" text:outline-level="2">2. Come Candidarsi</text:h>
      <text:h text:style-name="P5" text:outline-level="3">Timeline Candidature A.A. 2025-2026</text:h>
      <text:p text:style-name="Text_20_body">Presentazione domande online su Uniweb: dal 6 al 26 maggio 2025, Prove di selezione: dal 29 maggio al 10 giugno 2025, Pubblicazione graduatorie: a partire da mercoledì 18 giugno 2025</text:p>
      <text:h text:style-name="P5" text:outline-level="3">Link di Riferimento Utili</text:h>
      <text:p text:style-name="Text_20_body"><text:span text:style-name="Strong_20_Emphasis">Tutti i link di riferimento:</text:span></text:p>
      <text:list text:style-name="L2">
        <text:list-item>
          <text:p text:style-name="P10"><text:span text:style-name="Strong_20_Emphasis">Informazioni generali</text:span>: https://www.unipd.it/diventare-tutor </text:p>
        </text:list-item>
        <text:list-item>
          <text:p text:style-name="P10"><text:span text:style-name="Strong_20_Emphasis">Scadenze e informazioni</text:span>: https://www.unipd.it/scadenze-informazioni-tutor </text:p>
        </text:list-item>
        <text:list-item>
          <text:p text:style-name="P10"><text:span text:style-name="Strong_20_Emphasis">Formazione sicurezza</text:span>: https://elearning.unipd.it/formazione/course/index.php?categoryid=1 </text:p>
        </text:list-item>
        <text:list-item>
          <text:p text:style-name="P11"><text:span text:style-name="Strong_20_Emphasis">Regole per i moduli sicurezza</text:span>: https://drive.google.com/drive/u/2/folders/1Lm6IoKsxMLGHUoOlT0Ckl5xqksU4p4a5 </text:p>
        </text:list-item>
      </text:list>
      <text:h text:style-name="P5" text:outline-level="3"><text:soft-page-break/>Processo di Candidatura</text:h>
      <text:list text:style-name="L3">
        <text:list-item>
          <text:p text:style-name="P12"><text:span text:style-name="Strong_20_Emphasis">Accesso a Uniweb</text:span>: Le domande devono essere presentate esclusivamente online dalla propria pagina personale di Uniweb </text:p>
        </text:list-item>
        <text:list-item>
          <text:p text:style-name="P12"><text:span text:style-name="Strong_20_Emphasis">Sezione "Iniziative"</text:span>: Navigare alla voce "Iniziative" su Uniweb durante il periodo di candidatura </text:p>
        </text:list-item>
        <text:list-item>
          <text:p text:style-name="P12"><text:span text:style-name="Strong_20_Emphasis">Tipi di bando disponibili</text:span>: </text:p>
          <text:list>
            <text:list-item>
              <text:p text:style-name="P12">Tutor informativo e didattico nei corsi di studio </text:p>
            </text:list-item>
            <text:list-item>
              <text:p text:style-name="P12">Tutor per l'orientamento per la Scuola di Scienze </text:p>
            </text:list-item>
            <text:list-item>
              <text:p text:style-name="P13">Tutor previsto di ateneo </text:p>
            </text:list-item>
          </text:list>
        </text:list-item>
      </text:list>
      <text:h text:style-name="P5" text:outline-level="3">Selezione</text:h>
      <text:list text:style-name="L4">
        <text:list-item>
          <text:p text:style-name="P14"><text:span text:style-name="Strong_20_Emphasis">Colloquio</text:span>: Viene fatto un incontro, generalmente Zoom, dove in ordine alfabetico comparirete in una lista con un mini colloquio informativo tra voi e un prof che gestisce queste cose (nel mio caso Bresolin) </text:p>
        </text:list-item>
        <text:list-item>
          <text:p text:style-name="P15"><text:span text:style-name="Strong_20_Emphasis">Graduatorie</text:span>: Verso metà giugno escono le graduatorie utili per capire di che morte morire </text:p>
        </text:list-item>
      </text:list>
      <text:p text:style-name="Text_20_body"><text:span text:style-name="Strong_20_Emphasis">Referente per Informatica</text:span>: Prof. Davide Bresolin</text:p>
      <text:p text:style-name="P3"/>
      <text:h text:style-name="P4" text:outline-level="2">3. Contratto e Modalità Lavorative</text:h>
      <text:h text:style-name="P5" text:outline-level="3">Firma del Contratto</text:h>
      <text:p text:style-name="Text_20_body">Tendenzialmente alla prima/seconda settimana di ottobre, si riceve una mail con indicazioni da parte dell'Ufficio Tutorato e poi ci si reca per la firma (una cosa velocissima, letteralmente in 5/10 minuti si è fatto a seconda della coda). Da settembre/ottobre vengono inviate le mail per la firma del contratto.</text:p>
      <text:p text:style-name="Text_20_body"><text:span text:style-name="Strong_20_Emphasis">Novità 2025</text:span>: Registro online con firma online per registrazione tutto là, senza andare in ufficio - anche per i pagamenti normali e le ore oltre</text:p>
      <text:h text:style-name="P5" text:outline-level="3">Opzioni di Contratto</text:h>
      <text:p text:style-name="Text_20_body"><text:span text:style-name="Strong_20_Emphasis">Opzione A - 50 ore in un semestre:</text:span></text:p>
      <text:list text:style-name="L5">
        <text:list-item>
          <text:p text:style-name="P16">Concentrazione dell'attività in un singolo semestre </text:p>
        </text:list-item>
        <text:list-item>
          <text:p text:style-name="P16">Due corsi contemporanei </text:p>
        </text:list-item>
        <text:list-item>
          <text:p text:style-name="P17">Maggiore intensità settimanale </text:p>
        </text:list-item>
      </text:list>
      <text:p text:style-name="Text_20_body"><text:span text:style-name="Strong_20_Emphasis">Opzione B - 25 ore spalmate su due semestri:</text:span></text:p>
      <text:list text:style-name="L6">
        <text:list-item>
          <text:p text:style-name="P18">Attività distribuita durante l'anno accademico </text:p>
        </text:list-item>
        <text:list-item>
          <text:p text:style-name="P18">Un corso per semestre </text:p>
        </text:list-item>
        <text:list-item>
          <text:p text:style-name="P19">Carico di lavoro più diluito </text:p>
        </text:list-item>
      </text:list>
      <text:p text:style-name="Text_20_body">Se tutor con meno ore -&gt; vanno fatte tutte. Per ore in eccesso, viene attivato un nuovo contratto a parte in automatico. </text:p>
      <text:p text:style-name="P20">Attenzione<text:span text:style-name="T2">: Vi verrà chiesto di aprire Gestione Separata INPS per aprire tale tipo di contratto (tranquilli, fiscalmente no problem, sarà una sorta di Co.Co.Co. quindi non succede nulla di </text:span><text:soft-page-break/><text:span text:style-name="T2">particolare). I cedolini possono essere disponibili attraverso U-Web (piattaforma cedolini) oppure tramite Uniweb stesso, sezione Documenti. </text:span></text:p>
      <text:p text:style-name="P3"/>
      <text:h text:style-name="P4" text:outline-level="2">4. Obblighi e Adempimenti</text:h>
      <text:h text:style-name="P5" text:outline-level="3">Formazioni Obbligatorie</text:h>
      <text:p text:style-name="Text_20_body">Per tutti i tutor sono previste:</text:p>
      <text:list text:style-name="L7">
        <text:list-item>
          <text:p text:style-name="P21"><text:span text:style-name="Strong_20_Emphasis">Giornata da 4 ore</text:span> con incontro generale (non prenotabile) </text:p>
        </text:list-item>
        <text:list-item>
          <text:p text:style-name="P22"><text:span text:style-name="Strong_20_Emphasis">Due incontri da 2 ore</text:span> prenotabili a slot voluti, chiamati <text:span text:style-name="Strong_20_Emphasis">Rich Speech</text:span> e <text:span text:style-name="Strong_20_Emphasis">Comunicazione Efficace</text:span> </text:p>
        </text:list-item>
      </text:list>
      <text:p text:style-name="Text_20_body"><text:span text:style-name="Strong_20_Emphasis">Per i tutor per l'inclusione</text:span>, sono previste <text:span text:style-name="Strong_20_Emphasis">due giornate obbligatorie di formazione</text:span> presso Psicologia con programma dedicato. La formazione, obbligatoria per l'inserimento nell'elenco degli idonei, si svolge il <text:span text:style-name="Strong_20_Emphasis">24 giugno pomeriggio</text:span> o, in alternativa, il <text:span text:style-name="Strong_20_Emphasis">23 settembre 2025 pomeriggio</text:span>, precedute dalla fruizione autonoma di un <text:span text:style-name="Strong_20_Emphasis">modulo online da completare in circa 2 ore</text:span>.</text:p>
      <text:p text:style-name="Text_20_body"><text:span text:style-name="Strong_20_Emphasis">Formazioni specifiche Tutor Buddy 2025:</text:span></text:p>
      <text:list text:style-name="L8">
        <text:list-item>
          <text:p text:style-name="P23"><text:span text:style-name="Strong_20_Emphasis">Tutor Buddy-Incoming</text:span>: Giovedì 26 giugno ore 12-13.00 (online) </text:p>
        </text:list-item>
        <text:list-item>
          <text:p text:style-name="P23"><text:span text:style-name="Strong_20_Emphasis">Tutor Buddy-Mobilità</text:span>: Martedì 22 luglio (online) </text:p>
        </text:list-item>
        <text:list-item>
          <text:p text:style-name="P24"><text:span text:style-name="Strong_20_Emphasis">Tutor Buddy Studenti internazionali</text:span>: Martedì 2 luglio (online); l'orario sarà comunicato per e-mail </text:p>
        </text:list-item>
      </text:list>
      <text:p text:style-name="Text_20_body"><text:span text:style-name="Strong_20_Emphasis">Formazione Tutor Progetti centrali:</text:span> La formazione dei tutor dei progetti centrali di supporto, specifica per ogni area di progetto, sarà organizzata e comunicata dal responsabile del progetto a inizio attività, dopo la firma del contratto.</text:p>
      <text:p text:style-name="Text_20_body"><text:span text:style-name="Strong_20_Emphasis">Calendario Formazioni 2025:</text:span></text:p>
      <text:list text:style-name="L9">
        <text:list-item>
          <text:p text:style-name="P25">Formazione iniziale dei tutor si svolge martedì 09 settembre 2025 dalle ore 14 alle ore 18 presso le aule A e B di Psicologia - Edificio Psicologia 3, Via Venezia 14 </text:p>
        </text:list-item>
        <text:list-item>
          <text:p text:style-name="P26">A seguire, due moduli di 2 ore ciascuno da svolgersi nella settimana dall'10 al 19 settembre, in orario a scelta tra più reiterazioni proposte </text:p>
        </text:list-item>
      </text:list>
      <text:p text:style-name="Text_20_body">In entrambi, verrà scansionato un QR per timbrare la presenza</text:p>
      <text:h text:style-name="P5" text:outline-level="3">Problemi Comuni e Cosa Controllare</text:h>
      <text:p text:style-name="Text_20_body"><text:span text:style-name="Strong_20_Emphasis">Verifiche da fare sui documenti caricati:</text:span></text:p>
      <text:list text:style-name="L10">
        <text:list-item>
          <text:p text:style-name="P27"><text:span text:style-name="Strong_20_Emphasis">Devi inserire il corso di sicurezza generale/basso rischio</text:span> se mancano </text:p>
        </text:list-item>
        <text:list-item>
          <text:p text:style-name="P27"><text:span text:style-name="Strong_20_Emphasis">Moodle di riferimento</text:span>: https://elearning.unipd.it/formazione/course/index.php?categoryid=1 </text:p>
        </text:list-item>
        <text:list-item>
          <text:p text:style-name="P27">Controllare che <text:span text:style-name="Strong_20_Emphasis">mancano i moduli del corso generale/basso rischio</text:span> </text:p>
        </text:list-item>
        <text:list-item>
          <text:p text:style-name="P27">Verificare che <text:span text:style-name="Strong_20_Emphasis">le ore siano aggiornate</text:span> nel registro </text:p>
        </text:list-item>
        <text:list-item>
          <text:p text:style-name="P28">Per i <text:span text:style-name="Strong_20_Emphasis">dottorandi</text:span>: la rendicontazione potrebbe essere diversa </text:p>
        </text:list-item>
      </text:list>
      <text:p text:style-name="Text_20_body"><text:span text:style-name="T3">Attenzione</text:span>: Non è allo stato attuale obbligatorio raccogliere dati sulla presenza degli studenti ai tutorati ma sarebbe buona norma farlo. <text:s/>Come abbiamo fatto noi:</text:p>
      <text:list text:style-name="L11">
        <text:list-item>
          <text:p text:style-name="P29"><text:span text:style-name="T2">Cartella Drive condivisa con un bel Google Form con Nome/Cognome/Matricola</text:span></text:p>
        </text:list-item>
        <text:list-item>
          <text:p text:style-name="P30"><text:soft-page-break/>Si collega un Excel nella stessa cartella</text:p>
        </text:list-item>
        <text:list-item>
          <text:p text:style-name="P30">Si crea un QR al detto Google Form – done (apprezzata dai vari uffici)</text:p>
        </text:list-item>
      </text:list>
      <text:h text:style-name="P31" text:outline-level="3">Certificazioni di Sicurezza Obbligatorie</text:h>
      <text:p text:style-name="Text_20_body"><text:span text:style-name="Strong_20_Emphasis">Tutti i tutor devono conseguire:</text:span></text:p>
      <text:h text:style-name="P32" text:outline-level="4">1. Formazione Generale (4 ore)</text:h>
      <text:p text:style-name="Text_20_body">CORSO di FORMAZIONE GENERALE - rivolto a tutte le lavoratrici e lavoratori e assimilate/i. Questo corso costituisce credito formativo permanente per tutti i settori</text:p>
      <text:h text:style-name="P32" text:outline-level="4">2. Formazione Specifica - Rischio Basso (4 ore)</text:h>
      <text:p text:style-name="Text_20_body">ATTIVITÀ a RISCHIO BASSO: Formazione specifica in materia di tutela della salute e della sicurezza delle lavoratrici e lavoratori impiegate/i nelle attività di UFFICIO - Classe di rischio BASSO (4 ore) - rivolto ai soggetti impiegati in ufficio e attività assimilabili (es. attività in biblioteca, front office, ecc.) e nei laboratori esclusivamente informatici</text:p>
      <text:p text:style-name="Text_20_body"><text:span text:style-name="Strong_20_Emphasis">Modalità di accesso:</text:span> I corsi sono erogati online tramite piattaforma moodle di Ateneo, accessibile con le proprie credenziali istituzionali (SSO) e raggiungibile dal seguente indirizzo: elearning.unipd.it/formazione/</text:p>
      <text:p text:style-name="Text_20_body"><text:span text:style-name="Strong_20_Emphasis">Link diretto</text:span>: https://elearning.unipd.it/formazione/course/index.php?categoryid=1</text:p>
      <text:p text:style-name="Text_20_body"><text:span text:style-name="Strong_20_Emphasis">Riconoscimento certificazioni esterne:</text:span> Se siete già in possesso di una certificazione per la formazione generale ottenuta al di fuori dell'Ateneo, è stato predisposto un nuovo applicativo. Dovrete caricare l'attestato di formazione generale (SOLO QUESTO) alla pagina: www.unipd.it/sicurezza seguendo le indicazioni riportate:</text:p>
      <text:list text:style-name="L12">
        <text:list-item>
          <text:p text:style-name="P33">Effettuare l'accesso con le credenziali istituzionali (SSO) (login in alto a destra) </text:p>
        </text:list-item>
        <text:list-item>
          <text:p text:style-name="P33">Scegliere dal menu (in alto a sinistra) la voce Richieste --&gt; richieste riconoscimento attestati di formazione generale </text:p>
        </text:list-item>
        <text:list-item>
          <text:p text:style-name="P33">Compilare i campi richiesti </text:p>
        </text:list-item>
        <text:list-item>
          <text:p text:style-name="P34">Allegare il file del tuo attestato </text:p>
        </text:list-item>
      </text:list>
      <text:p text:style-name="Text_20_body">Una volta che l'attestato sarà valutato riceverete una mail di <text:span text:style-name="Strong_20_Emphasis">ACCETTAZIONE O RIFIUTO</text:span> dell'istanza.</text:p>
      <text:p text:style-name="P3"/>
      <text:h text:style-name="P4" text:outline-level="2">5. Gestione Amministrativa</text:h>
      <text:h text:style-name="P5" text:outline-level="3">Drive Condiviso</text:h>
      <text:p text:style-name="Text_20_body">Entro fine ottobre, riceverete anche lo spazio Drive condiviso, nel quale inserire il registro presenze, gli attestati di sicurezza e la relazione da parte del proprio responsabile tutor</text:p>
      <text:h text:style-name="P5" text:outline-level="3">Documentazione Richiesta</text:h>
      <text:p text:style-name="Text_20_body">Nella cartella che avete creato con vostro COGNOME e NOME dovranno essere caricati: REGISTRO (FIRMATO dal/dalla referente SOLO al termine dell'attività), RELAZIONE, 2 ATTESTATI PER LA SICUREZZA (GENERALE + SPECIFICA BASSO RISCHIO o GENERALE + SPECIFICA ALTO RISCHIO)</text:p>
      <text:h text:style-name="P32" text:outline-level="4">Registro Presenze</text:h>
      <text:list text:style-name="L13">
        <text:list-item>
          <text:p text:style-name="P35"><text:span text:style-name="Strong_20_Emphasis">Formato Excel</text:span> con calcolo automatico delle ore </text:p>
        </text:list-item>
        <text:list-item>
          <text:p text:style-name="P35"><text:soft-page-break/><text:span text:style-name="Strong_20_Emphasis">Campi obbligatori</text:span>: DATA, ORA INIZIO E FINE ATTIVITÀ, ORE ATTIVITÀ, DESCRIZIONE ATTIVITÀ SVOLTA e TOTALE ORE </text:p>
        </text:list-item>
        <text:list-item>
          <text:p text:style-name="P36"><text:span text:style-name="Strong_20_Emphasis">Firma del referente</text:span> solo al termine dell'attività </text:p>
        </text:list-item>
      </text:list>
      <text:h text:style-name="P32" text:outline-level="4">Relazione Finale</text:h>
      <text:p text:style-name="Text_20_body">Documento qualitativo che deve includere:</text:p>
      <text:list text:style-name="L14">
        <text:list-item>
          <text:p text:style-name="P37">Tipo di attività svolta </text:p>
        </text:list-item>
        <text:list-item>
          <text:p text:style-name="P37">Tipologia di richieste ricevute dagli studenti </text:p>
        </text:list-item>
        <text:list-item>
          <text:p text:style-name="P37">Metodologia di intervento adottata </text:p>
        </text:list-item>
        <text:list-item>
          <text:p text:style-name="P37">Valutazione dell'efficacia del tutorato </text:p>
        </text:list-item>
        <text:list-item>
          <text:p text:style-name="P37">Dati quantitativi (numero incontri, studenti coinvolti, presenze) </text:p>
        </text:list-item>
        <text:list-item>
          <text:p text:style-name="P38">Punti di forza e aree di miglioramento </text:p>
        </text:list-item>
      </text:list>
      <text:h text:style-name="P5" text:outline-level="3">Monitoraggio Mensile</text:h>
      <text:p text:style-name="Text_20_body">I tutor di corso di studio (tutor junior), sia tutorato didattico che tutorato informativo, saranno abilitati all'accesso ad una tabella di google drive dove inserire mensilmente, entro il 10 del mese successivo, il numero delle ore svolte</text:p>
      <text:p text:style-name="Text_20_body">Consegna documentazione fine attività entro settembre di ogni anno</text:p>
      <text:h text:style-name="P39" text:outline-level="3">Monitoraggio <text:span text:style-name="T4">Di Fine Periodi</text:span></text:h>
      <text:p text:style-name="P40">Ad una certa, potreste ricevere una richiesta di raccolta dati sugli studenti effettivamente presenti ai tutorati o altro; se fate come sopra, carta canta e villan dorme (raccolta dati con QR e similari). </text:p>
      <text:p text:style-name="P3"/>
      <text:h text:style-name="P4" text:outline-level="2">6. Tutor di Coordinamento</text:h>
      <text:h text:style-name="P5" text:outline-level="3">Ruolo e Responsabilità</text:h>
      <text:p text:style-name="Text_20_body">Ogni Scuola/Area o Progetto individua un tutor di coordinamento che aggiorna le informazioni sui contatti tutor della propria area, e a fine attività (entro il mese di luglio) presenta una relazione dettagliata comprensiva del format riassuntivo dei contatti</text:p>
      <text:p text:style-name="Text_20_body"><text:span text:style-name="Strong_20_Emphasis">Tutor di Coordinamento Scuola di Scienze 2024/2025</text:span>: Leonardo Salvadori: leonardo.salvadori(at)phd.unipd(dot)it</text:p>
      <text:h text:style-name="P5" text:outline-level="3">Attività e Progetti del Tutor di Coordinamento</text:h>
      <text:p text:style-name="Text_20_body">Il tutor di coordinamento ha diverse responsabilità specifiche:</text:p>
      <text:list text:style-name="L15">
        <text:list-item>
          <text:p text:style-name="P41"><text:span text:style-name="Strong_20_Emphasis">Preparazione vademecum</text:span> per i Tutor (come questo documento) </text:p>
        </text:list-item>
        <text:list-item>
          <text:p text:style-name="P41"><text:span text:style-name="Strong_20_Emphasis">Contatti con le scuole superiori</text:span> per attività di orientamento sui corsi informando Ufficio Tutorato </text:p>
        </text:list-item>
        <text:list-item>
          <text:p text:style-name="P41"><text:span text:style-name="Strong_20_Emphasis">Iniziative per seguire i fuoricorso</text:span> (es. iniziativa Fenice) </text:p>
        </text:list-item>
        <text:list-item>
          <text:p text:style-name="P41"><text:span text:style-name="Strong_20_Emphasis">Sollecitare le ore</text:span> per tutti i tutor </text:p>
        </text:list-item>
        <text:list-item>
          <text:p text:style-name="P41"><text:span text:style-name="Strong_20_Emphasis">Presentazione generali</text:span> dei singoli tutor </text:p>
        </text:list-item>
        <text:list-item>
          <text:p text:style-name="P42"><text:span text:style-name="Strong_20_Emphasis">Relazione finale di Scuola</text:span> firmata dal referente con raccolta dei dati di tutto l'anno </text:p>
        </text:list-item>
      </text:list>
      <text:h text:style-name="P5" text:outline-level="3"><text:soft-page-break/>Contratto e Ore</text:h>
      <text:list text:style-name="L16">
        <text:list-item>
          <text:p text:style-name="P43"><text:span text:style-name="Strong_20_Emphasis">100 ore</text:span> totali per l'anno accademico </text:p>
        </text:list-item>
        <text:list-item>
          <text:p text:style-name="P43">Gestione della casella email <text:span text:style-name="Strong_20_Emphasis">tutor.informatica@unipd.it</text:span> </text:p>
        </text:list-item>
        <text:list-item>
          <text:p text:style-name="P43">Nomina prossimi Tutor di Coordinamento </text:p>
        </text:list-item>
        <text:list-item>
          <text:p text:style-name="P44">I dati parziali sui contatti saranno analizzati in corso d'anno nei tre incontri di monitoraggio previsti a novembre, marzo e luglio </text:p>
        </text:list-item>
      </text:list>
      <text:h text:style-name="P5" text:outline-level="3">Attività Specifiche</text:h>
      <text:list text:style-name="L17">
        <text:list-item>
          <text:p text:style-name="P45">Coordinamento dei tutor della Scuola di Scienze </text:p>
        </text:list-item>
        <text:list-item>
          <text:p text:style-name="P45">Gestione comunicazioni con l'Ufficio Tutorato </text:p>
        </text:list-item>
        <text:list-item>
          <text:p text:style-name="P45">Sollecitare le ore per tutti i tutor </text:p>
        </text:list-item>
        <text:list-item>
          <text:p text:style-name="P45">Monitoraggio delle attività di tutorato </text:p>
        </text:list-item>
        <text:list-item>
          <text:p text:style-name="P46">Supporto ai tutor junior per questioni amministrative </text:p>
        </text:list-item>
      </text:list>
      <text:p text:style-name="P3"/>
      <text:h text:style-name="P4" text:outline-level="2">7. Tutor per l'Inclusione</text:h>
      <text:h text:style-name="P5" text:outline-level="3">Ruolo Specifico</text:h>
      <text:p text:style-name="Text_20_body">I Tutor per l'Inclusione supportano studenti con disabilità, DSA (Disturbi Specifici dell'Apprendimento) e altre necessità educative speciali nell'integrazione universitaria e nel percorso di studi.</text:p>
      <text:h text:style-name="P5" text:outline-level="3">Formazione Obbligatoria Specifica</text:h>
      <text:p text:style-name="Text_20_body"><text:span text:style-name="Strong_20_Emphasis">Due giornate intensive</text:span> presso il Dipartimento di Psicologia con programma dedicato:</text:p>
      <text:list text:style-name="L18">
        <text:list-item>
          <text:p text:style-name="P47"><text:span text:style-name="Strong_20_Emphasis">Data</text:span>: 24 giugno pomeriggio o, in alternativa, 23 settembre 2025 pomeriggio </text:p>
        </text:list-item>
        <text:list-item>
          <text:p text:style-name="P47"><text:span text:style-name="Strong_20_Emphasis">Preparazione</text:span>: modulo online da completare in circa 2 ore prima della formazione </text:p>
        </text:list-item>
        <text:list-item>
          <text:p text:style-name="P48"><text:span text:style-name="Strong_20_Emphasis">Durata totale</text:span>: circa 16 ore di formazione specifica </text:p>
        </text:list-item>
      </text:list>
      <text:h text:style-name="P5" text:outline-level="3">Aree di Competenza Sviluppate</text:h>
      <text:p text:style-name="Text_20_body"><text:span text:style-name="Strong_20_Emphasis">Area del calcolo e matematica:</text:span></text:p>
      <text:list text:style-name="L19">
        <text:list-item>
          <text:p text:style-name="P49">Supporto per discalculia e difficoltà numeriche </text:p>
        </text:list-item>
        <text:list-item>
          <text:p text:style-name="P50">Strumenti compensativi specifici </text:p>
        </text:list-item>
      </text:list>
      <text:p text:style-name="Text_20_body"><text:span text:style-name="Strong_20_Emphasis">Area della lettura:</text:span></text:p>
      <text:list text:style-name="L20">
        <text:list-item>
          <text:p text:style-name="P51">Tecniche per dislessia </text:p>
        </text:list-item>
        <text:list-item>
          <text:p text:style-name="P52">Metodi di lettura alternativa </text:p>
        </text:list-item>
      </text:list>
      <text:p text:style-name="Text_20_body"><text:span text:style-name="Strong_20_Emphasis">Disturbi dell'attenzione:</text:span></text:p>
      <text:list text:style-name="L21">
        <text:list-item>
          <text:p text:style-name="P53">Strategie per ADHD </text:p>
        </text:list-item>
        <text:list-item>
          <text:p text:style-name="P54">Tecniche di concentrazione </text:p>
        </text:list-item>
      </text:list>
      <text:p text:style-name="Text_20_body"><text:span text:style-name="Strong_20_Emphasis">Disabilità sensoriali:</text:span></text:p>
      <text:list text:style-name="L22">
        <text:list-item>
          <text:p text:style-name="P55">Supporto per disabilità uditiva </text:p>
        </text:list-item>
        <text:list-item>
          <text:p text:style-name="P56">Adattamenti per ipovedenti </text:p>
        </text:list-item>
      </text:list>
      <text:p text:style-name="Text_20_body"><text:soft-page-break/><text:span text:style-name="Strong_20_Emphasis">Spettro autistico:</text:span></text:p>
      <text:list text:style-name="L23">
        <text:list-item>
          <text:p text:style-name="P57">Sindrome di Asperger </text:p>
        </text:list-item>
        <text:list-item>
          <text:p text:style-name="P58">Comunicazione efficace </text:p>
        </text:list-item>
      </text:list>
      <text:p text:style-name="Text_20_body"><text:span text:style-name="Strong_20_Emphasis">Metodologie di studio:</text:span></text:p>
      <text:list text:style-name="L24">
        <text:list-item>
          <text:p text:style-name="P59">Personalizzazioni per esami </text:p>
        </text:list-item>
        <text:list-item>
          <text:p text:style-name="P59">Strumenti compensativi e misure dispensative </text:p>
        </text:list-item>
        <text:list-item>
          <text:p text:style-name="P59">Mappe concettuali e schemi </text:p>
        </text:list-item>
        <text:list-item>
          <text:p text:style-name="P60">Formulari personalizzati </text:p>
        </text:list-item>
      </text:list>
      <text:h text:style-name="P5" text:outline-level="3">Strumenti e Tecnologie</text:h>
      <text:list text:style-name="L25">
        <text:list-item>
          <text:p text:style-name="P61"><text:span text:style-name="Strong_20_Emphasis">Software specifici</text:span> per diverse disabilità </text:p>
        </text:list-item>
        <text:list-item>
          <text:p text:style-name="P61"><text:span text:style-name="Strong_20_Emphasis">Strumenti compensativi</text:span> tecnologici </text:p>
        </text:list-item>
        <text:list-item>
          <text:p text:style-name="P61"><text:span text:style-name="Strong_20_Emphasis">Rappresentazioni grafiche</text:span> della conoscenza </text:p>
        </text:list-item>
        <text:list-item>
          <text:p text:style-name="P62"><text:span text:style-name="Strong_20_Emphasis">Misure dispensative</text:span> per esami </text:p>
        </text:list-item>
      </text:list>
      <text:h text:style-name="P5" text:outline-level="3">Documentazione Specifica</text:h>
      <text:list text:style-name="L26">
        <text:list-item>
          <text:p text:style-name="P63"><text:span text:style-name="Strong_20_Emphasis">Modello relazione finale</text:span> dedicato per Tutor Inclusione </text:p>
        </text:list-item>
        <text:list-item>
          <text:p text:style-name="P63"><text:span text:style-name="Strong_20_Emphasis">Modulo ESSE3</text:span> per gestione disabilità </text:p>
        </text:list-item>
        <text:list-item>
          <text:p text:style-name="P64"><text:span text:style-name="Strong_20_Emphasis">Materiali formativi specializzati</text:span> per ogni area di intervento </text:p>
        </text:list-item>
      </text:list>
      <text:p text:style-name="P3"/>
      <text:h text:style-name="P4" text:outline-level="2">8. Attività di Tutorato per Informatica</text:h>
      <text:h text:style-name="P5" text:outline-level="3">Corsi Tipicamente Supportati</text:h>
      <text:p text:style-name="Text_20_body"><text:span text:style-name="Strong_20_Emphasis">Laurea Triennale (primo e secondo anno):</text:span> Primo Anno: Architettura, Logica, Analisi nel primo semestre; P1 - Programmazione, Algebra Lineare nel secondo semestre. Secondo Anno: P2 - Prg. oggetti, Algoritmi, Probabilità nel primo semestre; Automi nel secondo semestre</text:p>
      <text:p text:style-name="Text_20_body"><text:span text:style-name="Strong_20_Emphasis">Laurea Magistrale:</text:span></text:p>
      <text:list text:style-name="L27">
        <text:list-item>
          <text:p text:style-name="P65">Computability </text:p>
        </text:list-item>
        <text:list-item>
          <text:p text:style-name="P65">Advanced Topics in Computer Science </text:p>
        </text:list-item>
        <text:list-item>
          <text:p text:style-name="P66">Altri corsi avanzati su richiesta </text:p>
        </text:list-item>
      </text:list>
      <text:p text:style-name="Text_20_body"><text:span text:style-name="Strong_20_Emphasis">Recupero OFA (Obblighi Formativi Aggiuntivi):</text:span></text:p>
      <text:list text:style-name="L28">
        <text:list-item>
          <text:p text:style-name="P67">Tutor specifici per supporto studenti con carenze formative </text:p>
        </text:list-item>
        <text:list-item>
          <text:p text:style-name="P67"><text:span text:style-name="Strong_20_Emphasis">Tutor OFA Scuola di Scienze</text:span>: </text:p>
          <text:list>
            <text:list-item>
              <text:p text:style-name="P67">Giacomo Cappellazzo: giacomo.cappellazzo@studenti.unipd.it </text:p>
            </text:list-item>
            <text:list-item>
              <text:p text:style-name="P68">Tommaso Corbetta: tommaso.corbetta@studenti.unipd.it </text:p>
            </text:list-item>
          </text:list>
        </text:list-item>
      </text:list>
      <text:h text:style-name="P5" text:outline-level="3">Esempio Concreto di Attività (basato su Gabriel Rovesti A.A. 2024-2025)</text:h>
      <text:p text:style-name="Text_20_body"><text:span text:style-name="Strong_20_Emphasis">Computability (Laurea Magistrale)</text:span>:</text:p>
      <text:list text:style-name="L29">
        <text:list-item>
          <text:p text:style-name="P69"><text:span text:style-name="Strong_20_Emphasis">Numero totale di incontri</text:span>: 12 </text:p>
        </text:list-item>
        <text:list-item>
          <text:p text:style-name="P69"><text:span text:style-name="Strong_20_Emphasis">Studenti unici frequentanti</text:span>: 40 </text:p>
        </text:list-item>
        <text:list-item>
          <text:p text:style-name="P69"><text:span text:style-name="Strong_20_Emphasis">Media presenze per incontro</text:span>: 7.2 studenti </text:p>
        </text:list-item>
        <text:list-item>
          <text:p text:style-name="P69"><text:soft-page-break/><text:span text:style-name="Strong_20_Emphasis">Range presenze</text:span>: 1-26 studenti per sessione </text:p>
        </text:list-item>
        <text:list-item>
          <text:p text:style-name="P70"><text:span text:style-name="Strong_20_Emphasis">Tasso di partecipazione</text:span>: 18% degli iscritti al corso </text:p>
        </text:list-item>
      </text:list>
      <text:p text:style-name="Text_20_body"><text:span text:style-name="Strong_20_Emphasis">Automi e Linguaggi Formali (Laurea Triennale)</text:span>:</text:p>
      <text:list text:style-name="L30">
        <text:list-item>
          <text:p text:style-name="P71"><text:span text:style-name="Strong_20_Emphasis">Numero totale di incontri</text:span>: 9 </text:p>
        </text:list-item>
        <text:list-item>
          <text:p text:style-name="P71"><text:span text:style-name="Strong_20_Emphasis">Studenti unici frequentanti</text:span>: 29 </text:p>
        </text:list-item>
        <text:list-item>
          <text:p text:style-name="P71"><text:span text:style-name="Strong_20_Emphasis">Media presenze per incontro</text:span>: 7.8 studenti </text:p>
        </text:list-item>
        <text:list-item>
          <text:p text:style-name="P71"><text:span text:style-name="Strong_20_Emphasis">Range presenze</text:span>: 4-16 studenti per sessione </text:p>
        </text:list-item>
        <text:list-item>
          <text:p text:style-name="P72"><text:span text:style-name="Strong_20_Emphasis">Tasso di partecipazione</text:span>: 27% degli iscritti al corso </text:p>
        </text:list-item>
      </text:list>
      <text:h text:style-name="P5" text:outline-level="3">Modalità di Svolgimento</text:h>
      <text:p text:style-name="Text_20_body">I tutorati verrano svolti in solo presenza</text:p>
      <text:p text:style-name="Text_20_body"><text:span text:style-name="Strong_20_Emphasis">Struttura tipica:</text:span></text:p>
      <text:list text:style-name="L31">
        <text:list-item>
          <text:p text:style-name="P73">Organizzano i tutorati/gruppi di studio, Domande e supporto </text:p>
        </text:list-item>
        <text:list-item>
          <text:p text:style-name="P73">Sessioni settimanali di 2 ore </text:p>
        </text:list-item>
        <text:list-item>
          <text:p text:style-name="P73">Focus su esercitazioni pratiche </text:p>
        </text:list-item>
        <text:list-item>
          <text:p text:style-name="P74">Supporto metodologico per esami </text:p>
        </text:list-item>
      </text:list>
      <text:p text:style-name="Text_20_body"><text:span text:style-name="Strong_20_Emphasis">⚠️ IMPORTANTE - Gestione Registrazioni delle Lezioni:</text:span> Alcuni studenti chiederanno se è possibile registrare le lezioni. <text:span text:style-name="Strong_20_Emphasis">Tendenzialmente non si fa</text:span>. È preferibile:</text:p>
      <text:list text:style-name="L32">
        <text:list-item>
          <text:p text:style-name="P75">Condividere materiali preparati (slide, appunti, esercizi risolti) </text:p>
        </text:list-item>
        <text:list-item>
          <text:p text:style-name="P75">Utilizzare repository GitHub pubbliche (come fa Gabriel Rovesti) </text:p>
        </text:list-item>
        <text:list-item>
          <text:p text:style-name="P75">Fornire PDF e materiali scaricabili </text:p>
        </text:list-item>
        <text:list-item>
          <text:p text:style-name="P75">Creare guide e riassunti scritti </text:p>
        </text:list-item>
        <text:list-item>
          <text:p text:style-name="P76">Mantenere canali di comunicazione attivi per domande successive </text:p>
        </text:list-item>
      </text:list>
      <text:p text:style-name="Text_20_body"><text:span text:style-name="Strong_20_Emphasis">⏰ Calcolo Ore di Tutorato:</text:span> <text:span text:style-name="Strong_20_Emphasis">Le ore di preparazione delle lezioni si segnano nel registro di tutorato</text:span>. Questo include:</text:p>
      <text:list text:style-name="L33">
        <text:list-item>
          <text:p text:style-name="P77">Tempo speso per preparare materiali </text:p>
        </text:list-item>
        <text:list-item>
          <text:p text:style-name="P77">Creazione di esercizi e soluzioni </text:p>
        </text:list-item>
        <text:list-item>
          <text:p text:style-name="P77">Aggiornamento repository GitHub </text:p>
        </text:list-item>
        <text:list-item>
          <text:p text:style-name="P77">Preparazione slide e documenti </text:p>
        </text:list-item>
        <text:list-item>
          <text:p text:style-name="P78">Ricerca e studio per approfondimenti </text:p>
        </text:list-item>
      </text:list>
      <text:h text:style-name="P5" text:outline-level="3">Comunicazione con gli Studenti</text:h>
      <text:p text:style-name="Text_20_body">Telegram, Posta elettronica @studenti.unipd.it</text:p>
      <text:p text:style-name="Text_20_body"><text:span text:style-name="Strong_20_Emphasis">Canali Telegram del Dipartimento di Informatica:</text:span></text:p>
      <text:list text:style-name="L34">
        <text:list-item>
          <text:p text:style-name="P79"><text:span text:style-name="Strong_20_Emphasis">FIUP</text:span>: Gruppo principale (https://t.me/FIUPd) </text:p>
        </text:list-item>
        <text:list-item>
          <text:p text:style-name="P79"><text:span text:style-name="Strong_20_Emphasis">FIUP_menu</text:span>: Menu organizzato per materie </text:p>
        </text:list-item>
        <text:list-item>
          <text:p text:style-name="P80">Gruppi specifici per singoli corsi (es. ASD - FIUP per Algoritmi e Strutture Dati) </text:p>
        </text:list-item>
      </text:list>
      <text:p text:style-name="P3"/>
      <text:h text:style-name="P4" text:outline-level="2"><text:soft-page-break/>8. Attività di Tutorato per Informatica</text:h>
      <text:h text:style-name="P5" text:outline-level="3">Corsi Tipicamente Supportati</text:h>
      <text:p text:style-name="Text_20_body"><text:span text:style-name="Strong_20_Emphasis">Laurea Triennale (primo e secondo anno):</text:span> Primo Anno: Architettura, Logica, Analisi nel primo semestre; P1 - Programmazione, Algebra Lineare nel secondo semestre. Secondo Anno: P2 - Prg. oggetti, Algoritmi, Probabilità nel primo semestre; Automi nel secondo semestre</text:p>
      <text:p text:style-name="Text_20_body"><text:span text:style-name="Strong_20_Emphasis">Laurea Magistrale:</text:span></text:p>
      <text:list text:style-name="L35">
        <text:list-item>
          <text:p text:style-name="P81">Computability </text:p>
        </text:list-item>
        <text:list-item>
          <text:p text:style-name="P81"><text:span text:style-name="T5">Deep Learning</text:span> </text:p>
        </text:list-item>
      </text:list>
      <text:p text:style-name="P82"/>
      <text:p text:style-name="P83">Per entrambi i corsi: parlando con rappresentanti, studenti e professori, può essere possibile attivare tutorati appositi per altri corsi (es. Calcolo Numerico / Probabilità)</text:p>
      <text:p text:style-name="Text_20_body"><text:span text:style-name="Strong_20_Emphasis">Recupero OFA (Obblighi Formativi Aggiuntivi):</text:span></text:p>
      <text:list text:style-name="L36">
        <text:list-item>
          <text:p text:style-name="P84">Tutor specifici per supporto studenti con carenze formative </text:p>
        </text:list-item>
        <text:list-item>
          <text:p text:style-name="P84"><text:span text:style-name="Strong_20_Emphasis">Tutor OFA Scuola di Scienze</text:span>: </text:p>
          <text:list>
            <text:list-item>
              <text:p text:style-name="P84">Giacomo Cappellazzo: giacomo.cappellazzo@studenti.unipd.it </text:p>
            </text:list-item>
            <text:list-item>
              <text:p text:style-name="P85">Tommaso Corbetta: tommaso.corbetta@studenti.unipd.it </text:p>
            </text:list-item>
          </text:list>
        </text:list-item>
      </text:list>
      <text:h text:style-name="P5" text:outline-level="3">Esempio Concreto di Attività (basato su Gabriel Rovesti A.A. 2024-2025)</text:h>
      <text:p text:style-name="Text_20_body"><text:span text:style-name="Strong_20_Emphasis">Computability (Laurea Magistrale)</text:span>:</text:p>
      <text:list text:style-name="L37">
        <text:list-item>
          <text:p text:style-name="P86"><text:span text:style-name="Strong_20_Emphasis">Numero totale di incontri</text:span>: 12 </text:p>
        </text:list-item>
        <text:list-item>
          <text:p text:style-name="P86"><text:span text:style-name="Strong_20_Emphasis">Studenti unici frequentanti</text:span>: 40 </text:p>
        </text:list-item>
        <text:list-item>
          <text:p text:style-name="P86"><text:span text:style-name="Strong_20_Emphasis">Media presenze per incontro</text:span>: 7.2 studenti </text:p>
        </text:list-item>
        <text:list-item>
          <text:p text:style-name="P86"><text:span text:style-name="Strong_20_Emphasis">Range presenze</text:span>: 1-26 studenti per sessione </text:p>
        </text:list-item>
        <text:list-item>
          <text:p text:style-name="P87"><text:span text:style-name="Strong_20_Emphasis">Tasso di partecipazione</text:span>: 18% degli iscritti al corso </text:p>
        </text:list-item>
      </text:list>
      <text:p text:style-name="Text_20_body"><text:span text:style-name="Strong_20_Emphasis">Automi e Linguaggi Formali (Laurea Triennale)</text:span>:</text:p>
      <text:list text:style-name="L38">
        <text:list-item>
          <text:p text:style-name="P88"><text:span text:style-name="Strong_20_Emphasis">Numero totale di incontri</text:span>: 9 </text:p>
        </text:list-item>
        <text:list-item>
          <text:p text:style-name="P88"><text:span text:style-name="Strong_20_Emphasis">Studenti unici frequentanti</text:span>: 29 </text:p>
        </text:list-item>
        <text:list-item>
          <text:p text:style-name="P88"><text:span text:style-name="Strong_20_Emphasis">Media presenze per incontro</text:span>: 7.8 studenti </text:p>
        </text:list-item>
        <text:list-item>
          <text:p text:style-name="P88"><text:span text:style-name="Strong_20_Emphasis">Range presenze</text:span>: 4-16 studenti per sessione </text:p>
        </text:list-item>
        <text:list-item>
          <text:p text:style-name="P89"><text:span text:style-name="Strong_20_Emphasis">Tasso di partecipazione</text:span>: 27% degli iscritti al corso </text:p>
        </text:list-item>
      </text:list>
      <text:h text:style-name="P5" text:outline-level="3">Modalità di Svolgimento</text:h>
      <text:p text:style-name="Text_20_body">I tutorati verrano svolti in solo presenza</text:p>
      <text:p text:style-name="Text_20_body"><text:span text:style-name="Strong_20_Emphasis">Struttura tipica:</text:span></text:p>
      <text:list text:style-name="L39">
        <text:list-item>
          <text:p text:style-name="P90">Organizzano i tutorati/gruppi di studio, Domande e supporto </text:p>
        </text:list-item>
        <text:list-item>
          <text:p text:style-name="P90">Sessioni settimanali di 2 ore </text:p>
        </text:list-item>
        <text:list-item>
          <text:p text:style-name="P90">Focus su esercitazioni pratiche </text:p>
        </text:list-item>
        <text:list-item>
          <text:p text:style-name="P91">Supporto metodologico per esami </text:p>
        </text:list-item>
      </text:list>
      <text:p text:style-name="Text_20_body"><text:span text:style-name="Strong_20_Emphasis">⚠️ IMPORTANTE - Gestione Registrazioni delle Lezioni:</text:span> Alcuni studenti chiederanno se è possibile registrare le lezioni. <text:span text:style-name="Strong_20_Emphasis">Tendenzialmente non si fa</text:span>. È preferibile:</text:p>
      <text:list text:style-name="L40">
        <text:list-item>
          <text:p text:style-name="P92"><text:soft-page-break/>Condividere materiali preparati (slide, appunti, esercizi risolti) </text:p>
        </text:list-item>
        <text:list-item>
          <text:p text:style-name="P92">Utilizzare repository GitHub pubbliche (come fa Gabriel Rovesti) </text:p>
        </text:list-item>
        <text:list-item>
          <text:p text:style-name="P92">Fornire PDF e materiali scaricabili </text:p>
        </text:list-item>
        <text:list-item>
          <text:p text:style-name="P92">Creare guide e riassunti scritti </text:p>
        </text:list-item>
        <text:list-item>
          <text:p text:style-name="P93">Mantenere canali di comunicazione attivi per domande successive </text:p>
        </text:list-item>
      </text:list>
      <text:p text:style-name="Text_20_body"><text:span text:style-name="Strong_20_Emphasis">⏰ Calcolo Ore di Tutorato:</text:span> <text:span text:style-name="Strong_20_Emphasis">Le ore di preparazione delle lezioni si segnano nel registro di tutorato</text:span>. Questo include:</text:p>
      <text:list text:style-name="L41">
        <text:list-item>
          <text:p text:style-name="P94">Tempo speso per preparare materiali </text:p>
        </text:list-item>
        <text:list-item>
          <text:p text:style-name="P94">Creazione di esercizi e soluzioni </text:p>
        </text:list-item>
        <text:list-item>
          <text:p text:style-name="P94">Aggiornamento repository GitHub </text:p>
        </text:list-item>
        <text:list-item>
          <text:p text:style-name="P94">Preparazione slide e documenti </text:p>
        </text:list-item>
        <text:list-item>
          <text:p text:style-name="P95">Ricerca e studio per approfondimenti </text:p>
        </text:list-item>
      </text:list>
      <text:h text:style-name="P5" text:outline-level="3">Comunicazione con gli Studenti</text:h>
      <text:p text:style-name="Text_20_body">Telegram, Posta elettronica @studenti.unipd.it</text:p>
      <text:p text:style-name="Text_20_body"><text:span text:style-name="Strong_20_Emphasis">Canali Telegram del Dipartimento di Informatica:</text:span></text:p>
      <text:list text:style-name="L42">
        <text:list-item>
          <text:p text:style-name="P96"><text:span text:style-name="Strong_20_Emphasis">FIUP</text:span>: Gruppo principale (https://t.me/FIUPd) </text:p>
        </text:list-item>
        <text:list-item>
          <text:p text:style-name="P96"><text:span text:style-name="Strong_20_Emphasis">FIUP_menu</text:span>: Menu organizzato per materie </text:p>
        </text:list-item>
        <text:list-item>
          <text:p text:style-name="P97">Gruppi specifici per singoli corsi (es. ASD - FIUP per Algoritmi e Strutture Dati) </text:p>
        </text:list-item>
      </text:list>
      <text:p text:style-name="P3"/>
      <text:h text:style-name="P4" text:outline-level="2">9. Eventi e Attività Speciali</text:h>
      <text:h text:style-name="P5" text:outline-level="3">A Tu per Tutor</text:h>
      <text:p text:style-name="Text_20_body">L'obiettivo di questi incontri, proposti in videoconferenza a studentesse e studenti del quarto e quinto anno della scuola secondaria (di 2° grado) e - in generale - a quanti intendono immatricolarsi all'Università, è agevolare il passaggio dalla scuola all'università</text:p>
      <text:p text:style-name="Text_20_body"><text:span text:style-name="Strong_20_Emphasis">Data 2025</text:span>: 29 maggio 2025, alle ore 15</text:p>
      <text:p text:style-name="Text_20_body"><text:span text:style-name="Strong_20_Emphasis">Struttura dell'evento:</text:span></text:p>
      <text:list text:style-name="L43">
        <text:list-item>
          <text:p text:style-name="P98">prima parte: presentazione informativa generale a cura del Settore Orientamento e tutorato </text:p>
        </text:list-item>
        <text:list-item>
          <text:p text:style-name="P99">seconda parte: i tutor e le tutor afferenti alla Scuola in programma danno indicazioni sui corsi di studio e rispondono alle domande dei partecipanti </text:p>
        </text:list-item>
      </text:list>
      <text:h text:style-name="P5" text:outline-level="3">Scegli con Noi</text:h>
      <text:p text:style-name="Text_20_body">18-19 Febbraio (Martedì/Mercoledì) - Scegli con Noi - Prenotazioni ad-hoc aperte successivamente - Buono pasto e t-shirt</text:p>
      <text:p text:style-name="Text_20_body">Evento di orientamento universitario presso la fiera dove i tutor:</text:p>
      <text:list text:style-name="L44">
        <text:list-item>
          <text:p text:style-name="P100">Rappresentano i corsi di laurea </text:p>
        </text:list-item>
        <text:list-item>
          <text:p text:style-name="P100">Rispondono a domande degli studenti delle superiori </text:p>
        </text:list-item>
        <text:list-item>
          <text:p text:style-name="P100">Supportano nelle scelte universitarie </text:p>
        </text:list-item>
        <text:list-item>
          <text:p text:style-name="P101"><text:span text:style-name="Strong_20_Emphasis">Benefit</text:span>: Buono pasto e maglietta commemorativa </text:p>
        </text:list-item>
      </text:list>
      <text:h text:style-name="P5" text:outline-level="3"><text:soft-page-break/>Altre Iniziative</text:h>
      <text:p text:style-name="Text_20_body">Contatti con le scuole superiori per attività di orientamento sui corsi informando Ufficio Tutorato, Iniziative per seguire i fuoricorso (es. iniziativa Fenice)</text:p>
      <text:p text:style-name="P3"/>
      <text:h text:style-name="P4" text:outline-level="2">9. Eventi e Attività Speciali</text:h>
      <text:h text:style-name="P5" text:outline-level="3">A Tu per Tutor</text:h>
      <text:p text:style-name="Text_20_body">L'obiettivo di questi incontri, proposti in videoconferenza a studentesse e studenti del quarto e quinto anno della scuola secondaria (di 2° grado) e - in generale - a quanti intendono immatricolarsi all'Università, è agevolare il passaggio dalla scuola all'università</text:p>
      <text:p text:style-name="Text_20_body"><text:span text:style-name="Strong_20_Emphasis">Data 2025</text:span>: 29 maggio 2025, alle ore 15</text:p>
      <text:p text:style-name="Text_20_body"><text:span text:style-name="Strong_20_Emphasis">Struttura dell'evento:</text:span></text:p>
      <text:list text:style-name="L45">
        <text:list-item>
          <text:p text:style-name="P102">prima parte: presentazione informativa generale a cura del Settore Orientamento e tutorato </text:p>
        </text:list-item>
        <text:list-item>
          <text:p text:style-name="P103">seconda parte: i tutor e le tutor afferenti alla Scuola in programma danno indicazioni sui corsi di studio e rispondono alle domande dei partecipanti </text:p>
        </text:list-item>
      </text:list>
      <text:h text:style-name="P5" text:outline-level="3">Scegli con Noi</text:h>
      <text:p text:style-name="Text_20_body">18-19 Febbraio (Martedì/Mercoledì) - Scegli con Noi - Prenotazioni ad-hoc aperte successivamente - Buono pasto e t-shirt</text:p>
      <text:p text:style-name="Text_20_body">Evento di orientamento universitario presso la fiera dove i tutor:</text:p>
      <text:list text:style-name="L46">
        <text:list-item>
          <text:p text:style-name="P104">Rappresentano i corsi di laurea </text:p>
        </text:list-item>
        <text:list-item>
          <text:p text:style-name="P104">Rispondono a domande degli studenti delle superiori </text:p>
        </text:list-item>
        <text:list-item>
          <text:p text:style-name="P104">Supportano nelle scelte universitarie </text:p>
        </text:list-item>
        <text:list-item>
          <text:p text:style-name="P105"><text:span text:style-name="Strong_20_Emphasis">Benefit</text:span>: Buono pasto e maglietta commemorativa </text:p>
        </text:list-item>
      </text:list>
      <text:h text:style-name="P5" text:outline-level="3">La Scienza al Cinema</text:h>
      <text:p text:style-name="Text_20_body">Eventi di divulgazione scientifica organizzati dalla Scuola di Scienze per promuovere la cultura scientifica attraverso il cinema.</text:p>
      <text:h text:style-name="P5" text:outline-level="3">Altre Iniziative</text:h>
      <text:p text:style-name="Text_20_body">Contatti con le scuole superiori per attività di orientamento sui corsi informando Ufficio Tutorato, Iniziative per seguire i fuoricorso (es. iniziativa Fenice)</text:p>
      <text:p text:style-name="P3"/>
      <text:h text:style-name="P4" text:outline-level="2">10. Supporto e Contatti</text:h>
      <text:h text:style-name="P5" text:outline-level="3">Ufficio Tutorato</text:h>
      <text:list text:style-name="L47">
        <text:list-item>
          <text:p text:style-name="P106"><text:span text:style-name="Strong_20_Emphasis">Email</text:span>: tutorato@unipd.it </text:p>
        </text:list-item>
        <text:list-item>
          <text:p text:style-name="P106"><text:span text:style-name="Strong_20_Emphasis">Telefono</text:span>: </text:p>
          <text:list>
            <text:list-item>
              <text:p text:style-name="P106">Enrico Donolato: 049 8275008 </text:p>
            </text:list-item>
            <text:list-item>
              <text:p text:style-name="P106">Lorenza Paganelli: 049 8275044 </text:p>
            </text:list-item>
          </text:list>
        </text:list-item>
        <text:list-item>
          <text:p text:style-name="P107"><text:span text:style-name="Strong_20_Emphasis">Indirizzo</text:span>: via del Portello 19, 35129 Padova </text:p>
        </text:list-item>
      </text:list>
      <text:p text:style-name="Text_20_body"><text:soft-page-break/><text:span text:style-name="Strong_20_Emphasis">Servizi disponibili:</text:span></text:p>
      <text:list text:style-name="L48">
        <text:list-item>
          <text:p text:style-name="P108">L'Ufficio Servizi agli studenti riceve tutti i giorni negli orari di apertura al pubblico </text:p>
        </text:list-item>
        <text:list-item>
          <text:p text:style-name="P108"><text:span text:style-name="Strong_20_Emphasis">Consulenze online su prenotazione</text:span>: https://web.unipd.it/prenotazioniservizi/appuntamenti/ </text:p>
        </text:list-item>
        <text:list-item>
          <text:p text:style-name="P109">Supporto per tutte le procedure amministrative legate al tutorato </text:p>
        </text:list-item>
      </text:list>
      <text:h text:style-name="P5" text:outline-level="3">Sistema Email della Scuola di Scienze</text:h>
      <text:p text:style-name="Text_20_body"><text:span text:style-name="Strong_20_Emphasis">Email tutor per dipartimento:</text:span></text:p>
      <text:list text:style-name="L49">
        <text:list-item>
          <text:p text:style-name="P110"><text:span text:style-name="Strong_20_Emphasis">Biologia</text:span>: tutor.biologia@unipd.it </text:p>
        </text:list-item>
        <text:list-item>
          <text:p text:style-name="P110"><text:span text:style-name="Strong_20_Emphasis">Fisica e Astronomia</text:span>: tutor.fisicaastronomia@unipd.it </text:p>
        </text:list-item>
        <text:list-item>
          <text:p text:style-name="P110"><text:span text:style-name="Strong_20_Emphasis">Geoscienze</text:span>: tutor.geoscienze@unipd.it </text:p>
        </text:list-item>
        <text:list-item>
          <text:p text:style-name="P110"><text:span text:style-name="Strong_20_Emphasis">Informatica</text:span>: tutor.informatica@unipd.it </text:p>
        </text:list-item>
        <text:list-item>
          <text:p text:style-name="P110"><text:span text:style-name="Strong_20_Emphasis">Matematica</text:span>: tutor.matematica@unipd.it </text:p>
        </text:list-item>
        <text:list-item>
          <text:p text:style-name="P110"><text:span text:style-name="Strong_20_Emphasis">Scienze Biomediche</text:span>: tutor.dsb@unipd.it </text:p>
        </text:list-item>
        <text:list-item>
          <text:p text:style-name="P110"><text:span text:style-name="Strong_20_Emphasis">Scienze Chimiche</text:span>: tutor.scienzechimiche@unipd.it </text:p>
        </text:list-item>
        <text:list-item>
          <text:p text:style-name="P111"><text:span text:style-name="Strong_20_Emphasis">Scienze Statistiche</text:span>: tutor.scienzestatistiche@unipd.it </text:p>
        </text:list-item>
      </text:list>
      <text:h text:style-name="P5" text:outline-level="3">Referenti Dipartimentali</text:h>
      <text:p text:style-name="Text_20_body"><text:span text:style-name="Strong_20_Emphasis">Docenti referenti di tutorato per la Scuola di Scienze:</text:span></text:p>
      <text:list text:style-name="L50">
        <text:list-item>
          <text:p text:style-name="P112"><text:span text:style-name="Strong_20_Emphasis">Area Biologia</text:span>: LAVEDER Paolo </text:p>
        </text:list-item>
        <text:list-item>
          <text:p text:style-name="P112"><text:span text:style-name="Strong_20_Emphasis">Area Chimica</text:span>: CARLOTTO Silvia </text:p>
        </text:list-item>
        <text:list-item>
          <text:p text:style-name="P112"><text:span text:style-name="Strong_20_Emphasis">Area Fisica</text:span>: AMBROSETTI Alberto </text:p>
        </text:list-item>
        <text:list-item>
          <text:p text:style-name="P112"><text:span text:style-name="Strong_20_Emphasis">Area Geologia</text:span>: BREDA Anna </text:p>
        </text:list-item>
        <text:list-item>
          <text:p text:style-name="P112"><text:span text:style-name="Strong_20_Emphasis">Area Informatica</text:span>: BRESOLIN Davide </text:p>
        </text:list-item>
        <text:list-item>
          <text:p text:style-name="P112"><text:span text:style-name="Strong_20_Emphasis">Area Matematica</text:span>: CAILOTTO Maurizio </text:p>
        </text:list-item>
        <text:list-item>
          <text:p text:style-name="P113"><text:span text:style-name="Strong_20_Emphasis">Area Scienze Statistiche</text:span>: PAGGIARO Adriano </text:p>
        </text:list-item>
      </text:list>
      <text:p text:style-name="Text_20_body"><text:span text:style-name="Strong_20_Emphasis">Area Informatica</text:span>:</text:p>
      <text:list text:style-name="L51">
        <text:list-item>
          <text:p text:style-name="P114"><text:span text:style-name="Strong_20_Emphasis">Docente referente</text:span>: Prof. Davide Bresolin </text:p>
        </text:list-item>
        <text:list-item>
          <text:p text:style-name="P115"><text:span text:style-name="Strong_20_Emphasis">Email tutor</text:span>: tutor.informatica@unipd.it </text:p>
        </text:list-item>
      </text:list>
      <text:p text:style-name="Text_20_body"><text:span text:style-name="Strong_20_Emphasis">Tutor attuale Informatica</text:span>: Gabriel Rovesti</text:p>
      <text:h text:style-name="P5" text:outline-level="3">Supporto per Formazioni</text:h>
      <text:p text:style-name="Text_20_body">Per qualsiasi dubbio o necessità potete contattarci via mail o telefonicamente</text:p>
      <text:p text:style-name="P3"/>
      <text:h text:style-name="P4" text:outline-level="2">10. Supporto e Contatti</text:h>
      <text:h text:style-name="P5" text:outline-level="3">Ufficio Tutorato</text:h>
      <text:list text:style-name="L52">
        <text:list-item>
          <text:p text:style-name="P116"><text:span text:style-name="Strong_20_Emphasis">Email</text:span>: tutorato@unipd.it </text:p>
        </text:list-item>
        <text:list-item>
          <text:p text:style-name="P116"><text:span text:style-name="Strong_20_Emphasis">Telefono</text:span>: </text:p>
          <text:list>
            <text:list-item>
              <text:p text:style-name="P116">Enrico Donolato: 049 8275008 </text:p>
            </text:list-item>
            <text:list-item>
              <text:p text:style-name="P116">Lorenza Paganelli: 049 8275044 </text:p>
            </text:list-item>
          </text:list>
        </text:list-item>
        <text:list-item>
          <text:p text:style-name="P117"><text:span text:style-name="Strong_20_Emphasis">Indirizzo</text:span>: via del Portello 19, 35129 Padova </text:p>
        </text:list-item>
      </text:list>
      <text:p text:style-name="Text_20_body"><text:soft-page-break/><text:span text:style-name="Strong_20_Emphasis">Servizi disponibili:</text:span></text:p>
      <text:list text:style-name="L53">
        <text:list-item>
          <text:p text:style-name="P118">L'Ufficio Servizi agli studenti riceve tutti i giorni negli orari di apertura al pubblico </text:p>
        </text:list-item>
        <text:list-item>
          <text:p text:style-name="P118"><text:span text:style-name="Strong_20_Emphasis">Consulenze online su prenotazione</text:span>: https://web.unipd.it/prenotazioniservizi/appuntamenti/ </text:p>
        </text:list-item>
        <text:list-item>
          <text:p text:style-name="P119">Supporto per tutte le procedure amministrative legate al tutorato </text:p>
        </text:list-item>
      </text:list>
      <text:h text:style-name="P5" text:outline-level="3">Sistema Email della Scuola di Scienze</text:h>
      <text:p text:style-name="Text_20_body"><text:span text:style-name="Strong_20_Emphasis">Email tutor per dipartimento:</text:span></text:p>
      <text:list text:style-name="L54">
        <text:list-item>
          <text:p text:style-name="P120"><text:span text:style-name="Strong_20_Emphasis">Biologia</text:span>: tutor.biologia@unipd.it </text:p>
        </text:list-item>
        <text:list-item>
          <text:p text:style-name="P120"><text:span text:style-name="Strong_20_Emphasis">Fisica e Astronomia</text:span>: tutor.fisicaastronomia@unipd.it </text:p>
        </text:list-item>
        <text:list-item>
          <text:p text:style-name="P120"><text:span text:style-name="Strong_20_Emphasis">Geoscienze</text:span>: tutor.geoscienze@unipd.it </text:p>
        </text:list-item>
        <text:list-item>
          <text:p text:style-name="P120"><text:span text:style-name="Strong_20_Emphasis">Informatica</text:span>: tutor.informatica@unipd.it </text:p>
        </text:list-item>
        <text:list-item>
          <text:p text:style-name="P120"><text:span text:style-name="Strong_20_Emphasis">Matematica</text:span>: tutor.matematica@unipd.it </text:p>
        </text:list-item>
        <text:list-item>
          <text:p text:style-name="P120"><text:span text:style-name="Strong_20_Emphasis">Scienze Biomediche</text:span>: tutor.dsb@unipd.it </text:p>
        </text:list-item>
        <text:list-item>
          <text:p text:style-name="P120"><text:span text:style-name="Strong_20_Emphasis">Scienze Chimiche</text:span>: tutor.scienzechimiche@unipd.it </text:p>
        </text:list-item>
        <text:list-item>
          <text:p text:style-name="P121"><text:span text:style-name="Strong_20_Emphasis">Scienze Statistiche</text:span>: tutor.scienzestatistiche@unipd.it </text:p>
        </text:list-item>
      </text:list>
      <text:h text:style-name="P5" text:outline-level="3">Referenti Dipartimentali</text:h>
      <text:p text:style-name="Text_20_body"><text:span text:style-name="Strong_20_Emphasis">Docenti referenti di tutorato per la Scuola di Scienze:</text:span></text:p>
      <text:list text:style-name="L55">
        <text:list-item>
          <text:p text:style-name="P122"><text:span text:style-name="Strong_20_Emphasis">Area Biologia</text:span>: LAVEDER Paolo </text:p>
        </text:list-item>
        <text:list-item>
          <text:p text:style-name="P122"><text:span text:style-name="Strong_20_Emphasis">Area Chimica</text:span>: CARLOTTO Silvia </text:p>
        </text:list-item>
        <text:list-item>
          <text:p text:style-name="P122"><text:span text:style-name="Strong_20_Emphasis">Area Fisica</text:span>: AMBROSETTI Alberto </text:p>
        </text:list-item>
        <text:list-item>
          <text:p text:style-name="P122"><text:span text:style-name="Strong_20_Emphasis">Area Geologia</text:span>: BREDA Anna </text:p>
        </text:list-item>
        <text:list-item>
          <text:p text:style-name="P122"><text:span text:style-name="Strong_20_Emphasis">Area Informatica</text:span>: BRESOLIN Davide </text:p>
        </text:list-item>
        <text:list-item>
          <text:p text:style-name="P122"><text:span text:style-name="Strong_20_Emphasis">Area Matematica</text:span>: CAILOTTO Maurizio </text:p>
        </text:list-item>
        <text:list-item>
          <text:p text:style-name="P123"><text:span text:style-name="Strong_20_Emphasis">Area Scienze Statistiche</text:span>: PAGGIARO Adriano </text:p>
        </text:list-item>
      </text:list>
      <text:p text:style-name="Text_20_body"><text:span text:style-name="Strong_20_Emphasis">Area Informatica</text:span>:</text:p>
      <text:list text:style-name="L56">
        <text:list-item>
          <text:p text:style-name="P124"><text:span text:style-name="Strong_20_Emphasis">Docente referente</text:span>: Prof. Davide Bresolin </text:p>
        </text:list-item>
        <text:list-item>
          <text:p text:style-name="P125"><text:span text:style-name="Strong_20_Emphasis">Email tutor</text:span>: tutor.informatica@unipd.it </text:p>
        </text:list-item>
      </text:list>
      <text:p text:style-name="Text_20_body"><text:span text:style-name="Strong_20_Emphasis">Tutor attuale Informatica</text:span>: Gabriel Rovesti</text:p>
      <text:h text:style-name="P5" text:outline-level="3">Supporto per Formazioni</text:h>
      <text:p text:style-name="Text_20_body">Per qualsiasi dubbio o necessità potete contattarci via mail o telefonicamente</text:p>
      <text:p text:style-name="P3"/>
      <text:h text:style-name="P4" text:outline-level="2">11. Consigli Pratici e Best Practices</text:h>
      <text:h text:style-name="P5" text:outline-level="3">Preparazione Efficace</text:h>
      <text:p text:style-name="Text_20_body">Basandosi sull'esperienza di Gabriel Rovesti:</text:p>
      <text:list text:style-name="L57">
        <text:list-item>
          <text:p text:style-name="P126">Creare <text:span text:style-name="Strong_20_Emphasis">repository GitHub</text:span> strutturate con tutto il materiale didattico </text:p>
        </text:list-item>
        <text:list-item>
          <text:p text:style-name="P126">Preparare <text:span text:style-name="Strong_20_Emphasis">documenti riassuntivi</text:span> e guide metodologiche </text:p>
        </text:list-item>
        <text:list-item>
          <text:p text:style-name="P126">Organizzare <text:span text:style-name="Strong_20_Emphasis">homework settimanali</text:span> per il consolidamento </text:p>
        </text:list-item>
        <text:list-item>
          <text:p text:style-name="P127">Utilizzare strumenti digitali per migliorare l'accessibilità </text:p>
        </text:list-item>
      </text:list>
      <text:p text:style-name="Text_20_body"><text:soft-page-break/><text:span text:style-name="Strong_20_Emphasis">⚠️ Registrazione delle ore di preparazione:</text:span> Ricorda che <text:span text:style-name="Strong_20_Emphasis">tutte le ore di preparazione vanno registrate</text:span> nel registro di tutorato, inclusi:</text:p>
      <text:list text:style-name="L58">
        <text:list-item>
          <text:p text:style-name="P128">Tempo per preparare slide e materiali </text:p>
        </text:list-item>
        <text:list-item>
          <text:p text:style-name="P128">Creazione e aggiornamento repository GitHub </text:p>
        </text:list-item>
        <text:list-item>
          <text:p text:style-name="P128">Preparazione di esercizi e soluzioni </text:p>
        </text:list-item>
        <text:list-item>
          <text:p text:style-name="P129">Studio personale per approfondimenti del corso </text:p>
        </text:list-item>
      </text:list>
      <text:h text:style-name="P5" text:outline-level="3">Gestione delle Sessioni</text:h>
      <text:list text:style-name="L59">
        <text:list-item>
          <text:p text:style-name="P130"><text:span text:style-name="Strong_20_Emphasis">Sessioni teoriche</text:span> introduttive per consolidare i concetti base </text:p>
        </text:list-item>
        <text:list-item>
          <text:p text:style-name="P130"><text:span text:style-name="Strong_20_Emphasis">Esercitazioni guidate</text:span> con risoluzione step-by-step </text:p>
        </text:list-item>
        <text:list-item>
          <text:p text:style-name="P130"><text:span text:style-name="Strong_20_Emphasis">Sessioni di ripasso</text:span> pre-esame con focus sui punti critici </text:p>
        </text:list-item>
        <text:list-item>
          <text:p text:style-name="P131">Mantenere <text:span text:style-name="Strong_20_Emphasis">comunicazione costante</text:span> anche fuori dagli orari ufficiali </text:p>
        </text:list-item>
      </text:list>
      <text:h text:style-name="P5" text:outline-level="3">Raccolta Feedback</text:h>
      <text:list text:style-name="L60">
        <text:list-item>
          <text:p text:style-name="P132">Implementare questionari anonimi periodici </text:p>
        </text:list-item>
        <text:list-item>
          <text:p text:style-name="P132">Monitorare le presenze e correlarle con la difficoltà degli argomenti </text:p>
        </text:list-item>
        <text:list-item>
          <text:p text:style-name="P132">Analizzare le performance agli esami degli studenti frequentanti </text:p>
        </text:list-item>
        <text:list-item>
          <text:p text:style-name="P133">Valutare l'utilizzo del materiale fornito </text:p>
        </text:list-item>
      </text:list>
      <text:h text:style-name="P5" text:outline-level="3">Innovazione Didattica</text:h>
      <text:list text:style-name="L61">
        <text:list-item>
          <text:p text:style-name="P134">Sperimentare con strumenti tecnologici (tablet, PDF interattivi, LaTeX) </text:p>
        </text:list-item>
        <text:list-item>
          <text:p text:style-name="P134">Organizzare peer-to-peer learning </text:p>
        </text:list-item>
        <text:list-item>
          <text:p text:style-name="P134">Introdurre quiz di verifica durante le sessioni </text:p>
        </text:list-item>
        <text:list-item>
          <text:p text:style-name="P135">Creare materiale sempre aggiornato e accessibile </text:p>
        </text:list-item>
      </text:list>
      <text:p text:style-name="P3"/>
      <text:h text:style-name="P4" text:outline-level="2">11. Consigli Pratici e Best Practices</text:h>
      <text:h text:style-name="P5" text:outline-level="3">Preparazione Efficace</text:h>
      <text:p text:style-name="Text_20_body">Basandosi sull'esperienza di Gabriel Rovesti:</text:p>
      <text:list text:style-name="L62">
        <text:list-item>
          <text:p text:style-name="P136">Creare <text:span text:style-name="Strong_20_Emphasis">repository GitHub</text:span> strutturate con tutto il materiale didattico </text:p>
        </text:list-item>
        <text:list-item>
          <text:p text:style-name="P136">Preparare <text:span text:style-name="Strong_20_Emphasis">documenti riassuntivi</text:span> e guide metodologiche </text:p>
        </text:list-item>
        <text:list-item>
          <text:p text:style-name="P136">Organizzare <text:span text:style-name="Strong_20_Emphasis">homework settimanali</text:span> per il consolidamento </text:p>
        </text:list-item>
        <text:list-item>
          <text:p text:style-name="P137">Utilizzare strumenti digitali per migliorare l'accessibilità </text:p>
        </text:list-item>
      </text:list>
      <text:p text:style-name="Text_20_body"><text:span text:style-name="Strong_20_Emphasis">⚠️ Registrazione delle ore di preparazione:</text:span> Ricorda che <text:span text:style-name="Strong_20_Emphasis">tutte le ore di preparazione vanno registrate</text:span> nel registro di tutorato, inclusi:</text:p>
      <text:list text:style-name="L63">
        <text:list-item>
          <text:p text:style-name="P138">Tempo per preparare slide e materiali </text:p>
        </text:list-item>
        <text:list-item>
          <text:p text:style-name="P138">Creazione e aggiornamento repository GitHub </text:p>
        </text:list-item>
        <text:list-item>
          <text:p text:style-name="P138">Preparazione di esercizi e soluzioni </text:p>
        </text:list-item>
        <text:list-item>
          <text:p text:style-name="P139">Studio personale per approfondimenti del corso </text:p>
        </text:list-item>
      </text:list>
      <text:h text:style-name="P5" text:outline-level="3">Gestione delle Sessioni</text:h>
      <text:list text:style-name="L64">
        <text:list-item>
          <text:p text:style-name="P140"><text:span text:style-name="Strong_20_Emphasis">Sessioni teoriche</text:span> introduttive per consolidare i concetti base </text:p>
        </text:list-item>
        <text:list-item>
          <text:p text:style-name="P140"><text:span text:style-name="Strong_20_Emphasis">Esercitazioni guidate</text:span> con risoluzione step-by-step </text:p>
        </text:list-item>
        <text:list-item>
          <text:p text:style-name="P140"><text:soft-page-break/><text:span text:style-name="Strong_20_Emphasis">Sessioni di ripasso</text:span> pre-esame con focus sui punti critici </text:p>
        </text:list-item>
        <text:list-item>
          <text:p text:style-name="P141">Mantenere <text:span text:style-name="Strong_20_Emphasis">comunicazione costante</text:span> anche fuori dagli orari ufficiali </text:p>
        </text:list-item>
      </text:list>
      <text:h text:style-name="P5" text:outline-level="3">Raccolta Feedback</text:h>
      <text:list text:style-name="L65">
        <text:list-item>
          <text:p text:style-name="P142">Implementare questionari anonimi periodici </text:p>
        </text:list-item>
        <text:list-item>
          <text:p text:style-name="P142">Monitorare le presenze e correlarle con la difficoltà degli argomenti </text:p>
        </text:list-item>
        <text:list-item>
          <text:p text:style-name="P142">Analizzare le performance agli esami degli studenti frequentanti </text:p>
        </text:list-item>
        <text:list-item>
          <text:p text:style-name="P143">Valutare l'utilizzo del materiale fornito </text:p>
        </text:list-item>
      </text:list>
      <text:h text:style-name="P5" text:outline-level="3">Innovazione Didattica</text:h>
      <text:list text:style-name="L66">
        <text:list-item>
          <text:p text:style-name="P144">Sperimentare con strumenti tecnologici (tablet, PDF interattivi, LaTeX) </text:p>
        </text:list-item>
        <text:list-item>
          <text:p text:style-name="P144">Organizzare peer-to-peer learning </text:p>
        </text:list-item>
        <text:list-item>
          <text:p text:style-name="P144">Introdurre quiz di verifica durante le sessioni </text:p>
        </text:list-item>
        <text:list-item>
          <text:p text:style-name="P145">Creare materiale sempre aggiornato e accessibile </text:p>
        </text:list-item>
      </text:list>
      <text:p text:style-name="P3"/>
      <text:h text:style-name="P4" text:outline-level="2">12. Formazioni Facoltative e Open Badge</text:h>
      <text:p text:style-name="Text_20_body">Sono inoltre previste una serie di formazioni facoltative, per le quali è utile partecipare nel caso si volesse l'Open Badge per le attività di tutorato (PDF di riconoscimento per le attività svolte)</text:p>
      <text:p text:style-name="Text_20_body">L'Open Badge è un riconoscimento digitale delle competenze acquisite attraverso le attività di tutorato, utile per:</text:p>
      <text:list text:style-name="L67">
        <text:list-item>
          <text:p text:style-name="P146">Arricchimento del curriculum vitae </text:p>
        </text:list-item>
        <text:list-item>
          <text:p text:style-name="P146">Certificazione delle soft skills sviluppate </text:p>
        </text:list-item>
        <text:list-item>
          <text:p text:style-name="P147">Riconoscimento formale dell'esperienza didattica </text:p>
        </text:list-item>
      </text:list>
      <text:p text:style-name="P3"/>
      <text:h text:style-name="P4" text:outline-level="2">12. Formazioni Facoltative e Open Badge</text:h>
      <text:p text:style-name="Text_20_body">Sono inoltre previste una serie di formazioni facoltative, per le quali è utile partecipare nel caso si volesse l'Open Badge per le attività di tutorato (PDF di riconoscimento per le attività svolte)</text:p>
      <text:p text:style-name="Text_20_body">L'Open Badge è un riconoscimento digitale delle competenze acquisite attraverso le attività di tutorato, utile per:</text:p>
      <text:list text:style-name="L68">
        <text:list-item>
          <text:p text:style-name="P148">Arricchimento del curriculum vitae </text:p>
        </text:list-item>
        <text:list-item>
          <text:p text:style-name="P148">Certificazione delle soft skills sviluppate </text:p>
        </text:list-item>
        <text:list-item>
          <text:p text:style-name="P149">Riconoscimento formale dell'esperienza didattica </text:p>
        </text:list-item>
      </text:list>
      <text:p text:style-name="P3"/>
      <text:h text:style-name="P4" text:outline-level="2">13. FAQ - Domande Frequenti</text:h>
      <text:h text:style-name="P5" text:outline-level="3"><text:span text:style-name="Strong_20_Emphasis">Q: Posso registrare le lezioni di tutorato?</text:span></text:h>
      <text:p text:style-name="Text_20_body"><text:span text:style-name="Strong_20_Emphasis">A:</text:span> Tendenzialmente <text:span text:style-name="Strong_20_Emphasis">no</text:span>. È preferibile condividere materiali preparati, utilizzare repository GitHub, fornire PDF scaricabili e mantenere canali di comunicazione attivi per domande successive.</text:p>
      <text:h text:style-name="P5" text:outline-level="3"><text:soft-page-break/><text:span text:style-name="Strong_20_Emphasis">Q: Le ore di preparazione contano per il contratto?</text:span></text:h>
      <text:p text:style-name="Text_20_body"><text:span text:style-name="Strong_20_Emphasis">A:</text:span> <text:span text:style-name="Strong_20_Emphasis">Sì</text:span>, tutte le ore di preparazione delle lezioni si segnano nel registro di tutorato (studio, preparazione materiali, creazione esercizi, aggiornamento repository).</text:p>
      <text:h text:style-name="P5" text:outline-level="3"><text:span text:style-name="Strong_20_Emphasis">Q: Cosa succede se non ho tutti gli attestati di sicurezza?</text:span></text:h>
      <text:p text:style-name="Text_20_body"><text:span text:style-name="Strong_20_Emphasis">A:</text:span> Devi completare i corsi mancanti su https://elearning.unipd.it/formazione/course/index.php?categoryid=1 prima di iniziare l'attività. Controlla sempre che non manchino i moduli del corso generale/basso rischio.</text:p>
      <text:h text:style-name="P5" text:outline-level="3"><text:span text:style-name="Strong_20_Emphasis">Q: Come funziona per i dottorandi?</text:span></text:h>
      <text:p text:style-name="Text_20_body"><text:span text:style-name="Strong_20_Emphasis">A:</text:span> La rendicontazione potrebbe essere diversa per i dottorandi. Verifica con l'Ufficio Tutorato la procedura specifica.</text:p>
      <text:h text:style-name="P5" text:outline-level="3"><text:span text:style-name="Strong_20_Emphasis">Q: Posso superare le ore del contratto?</text:span></text:h>
      <text:p text:style-name="Text_20_body"><text:span text:style-name="Strong_20_Emphasis">A:</text:span> Sì, per ore in eccesso viene attivato un nuovo contratto a parte in automatico.</text:p>
      <text:h text:style-name="P5" text:outline-level="3"><text:span text:style-name="Strong_20_Emphasis">Q: Quando devo consegnare la documentazione finale?</text:span></text:h>
      <text:p text:style-name="Text_20_body"><text:span text:style-name="Strong_20_Emphasis">A:</text:span> Entro settembre di ogni anno per tutti i tipi di tutor.</text:p>
      <text:h text:style-name="P5" text:outline-level="3"><text:span text:style-name="Strong_20_Emphasis">Q: Ho certificazioni di sicurezza esterne, sono valide?</text:span></text:h>
      <text:p text:style-name="Text_20_body"><text:span text:style-name="Strong_20_Emphasis">A:</text:span> Puoi richiedere il riconoscimento tramite www.unipd.it/sicurezza seguendo la procedura specifica. Riceverai una mail di accettazione o rifiuto.</text:p>
      <text:p text:style-name="P3"/>
      <text:h text:style-name="P4" text:outline-level="2">13. FAQ - Domande Frequenti</text:h>
      <text:h text:style-name="P5" text:outline-level="3"><text:span text:style-name="Strong_20_Emphasis">Q: Posso registrare le lezioni di tutorato?</text:span></text:h>
      <text:p text:style-name="Text_20_body"><text:span text:style-name="Strong_20_Emphasis">A:</text:span> Tendenzialmente <text:span text:style-name="Strong_20_Emphasis">no</text:span>. È preferibile condividere materiali preparati, utilizzare repository GitHub, fornire PDF scaricabili e mantenere canali di comunicazione attivi per domande successive.</text:p>
      <text:h text:style-name="P5" text:outline-level="3"><text:span text:style-name="Strong_20_Emphasis">Q: Le ore di preparazione contano per il contratto?</text:span></text:h>
      <text:p text:style-name="Text_20_body"><text:span text:style-name="Strong_20_Emphasis">A:</text:span> <text:span text:style-name="Strong_20_Emphasis">Sì</text:span>, tutte le ore di preparazione delle lezioni si segnano nel registro di tutorato (studio, preparazione materiali, creazione esercizi, aggiornamento repository).</text:p>
      <text:h text:style-name="P5" text:outline-level="3"><text:span text:style-name="Strong_20_Emphasis">Q: Cosa succede se non ho tutti gli attestati di sicurezza?</text:span></text:h>
      <text:p text:style-name="Text_20_body"><text:span text:style-name="Strong_20_Emphasis">A:</text:span> Devi completare i corsi mancanti su https://elearning.unipd.it/formazione/course/index.php?categoryid=1 prima di iniziare l'attività. Controlla sempre che non manchino i moduli del corso generale/basso rischio.</text:p>
      <text:h text:style-name="P5" text:outline-level="3"><text:span text:style-name="Strong_20_Emphasis">Q: Come funziona per i dottorandi?</text:span></text:h>
      <text:p text:style-name="Text_20_body"><text:span text:style-name="Strong_20_Emphasis">A:</text:span> La rendicontazione potrebbe essere diversa per i dottorandi. Verifica con l'Ufficio Tutorato la procedura specifica.</text:p>
      <text:h text:style-name="P5" text:outline-level="3"><text:span text:style-name="Strong_20_Emphasis">Q: Posso superare le ore del contratto?</text:span></text:h>
      <text:p text:style-name="Text_20_body"><text:span text:style-name="Strong_20_Emphasis">A:</text:span> Sì, per ore in eccesso viene attivato un nuovo contratto a parte in automatico.</text:p>
      <text:h text:style-name="P5" text:outline-level="3"><text:soft-page-break/><text:span text:style-name="Strong_20_Emphasis">Q: Quando devo consegnare la documentazione finale?</text:span></text:h>
      <text:p text:style-name="Text_20_body"><text:span text:style-name="Strong_20_Emphasis">A:</text:span> Entro settembre di ogni anno per tutti i tipi di tutor.</text:p>
      <text:h text:style-name="P5" text:outline-level="3"><text:span text:style-name="Strong_20_Emphasis">Q: Ho certificazioni di sicurezza esterne, sono valide?</text:span></text:h>
      <text:p text:style-name="Text_20_body"><text:span text:style-name="Strong_20_Emphasis">A:</text:span> Puoi richiedere il riconoscimento tramite www.unipd.it/sicurezza seguendo la procedura specifica. Riceverai una mail di accettazione o rifiuto.</text:p>
      <text:h text:style-name="P5" text:outline-level="3"><text:span text:style-name="Strong_20_Emphasis">Q: Cosa comporta diventare Tutor per l'Inclusione?</text:span></text:h>
      <text:p text:style-name="Text_20_body"><text:span text:style-name="Strong_20_Emphasis">A:</text:span> Richiede una formazione specifica di 16 ore presso Psicologia, supporto a studenti con disabilità/DSA, e competenze specializzate in strumenti compensativi e metodologie inclusive.</text:p>
      <text:p text:style-name="P3"/>
      <text:h text:style-name="P4" text:outline-level="2">14. Checklist del Tutor</text:h>
      <text:h text:style-name="P5" text:outline-level="3">✅ Prima di iniziare:</text:h>
      <text:list text:style-name="L69">
        <text:list-item>
          <text:p text:style-name="P150">[ ] Candidatura su Uniweb (maggio 2025) </text:p>
        </text:list-item>
        <text:list-item>
          <text:p text:style-name="P150">[ ] Superato colloquio con Prof. Bresolin </text:p>
        </text:list-item>
        <text:list-item>
          <text:p text:style-name="P150">[ ] Contratto firmato (ottobre/novembre) </text:p>
        </text:list-item>
        <text:list-item>
          <text:p text:style-name="P150">[ ] Formazione generale completata (settembre) </text:p>
        </text:list-item>
        <text:list-item>
          <text:p text:style-name="P150">[ ] Attestati sicurezza ottenuti (Generale 4h + Rischio Basso 4h) </text:p>
        </text:list-item>
        <text:list-item>
          <text:p text:style-name="P151">[ ] Accesso a Drive condiviso ottenuto </text:p>
        </text:list-item>
      </text:list>
      <text:h text:style-name="P5" text:outline-level="3">✅ Durante l'attività:</text:h>
      <text:list text:style-name="L70">
        <text:list-item>
          <text:p text:style-name="P152">[ ] Registro ore aggiornato mensilmente (entro il 10) </text:p>
        </text:list-item>
        <text:list-item>
          <text:p text:style-name="P152">[ ] Materiali didattici preparati e condivisi </text:p>
        </text:list-item>
        <text:list-item>
          <text:p text:style-name="P152">[ ] Repository GitHub aggiornata </text:p>
        </text:list-item>
        <text:list-item>
          <text:p text:style-name="P152">[ ] Comunicazione attiva con studenti </text:p>
        </text:list-item>
        <text:list-item>
          <text:p text:style-name="P153">[ ] Ore di preparazione registrate nel registro </text:p>
        </text:list-item>
      </text:list>
      <text:h text:style-name="P5" text:outline-level="3">✅ A fine attività:</text:h>
      <text:list text:style-name="L71">
        <text:list-item>
          <text:p text:style-name="P154">[ ] Registro completo e firmato dal referente caricato </text:p>
        </text:list-item>
        <text:list-item>
          <text:p text:style-name="P154">[ ] Relazione finale compilata e caricata </text:p>
        </text:list-item>
        <text:list-item>
          <text:p text:style-name="P154">[ ] Attestati sicurezza caricati su Drive </text:p>
        </text:list-item>
        <text:list-item>
          <text:p text:style-name="P155">[ ] Documentazione consegnata entro settembre </text:p>
        </text:list-item>
      </text:list>
      <text:p text:style-name="P3"/>
      <text:h text:style-name="P4" text:outline-level="2">14. Checklist del Tutor</text:h>
      <text:h text:style-name="P5" text:outline-level="3">✅ Prima di iniziare:</text:h>
      <text:list text:style-name="L72">
        <text:list-item>
          <text:p text:style-name="P156">[ ] Candidatura su Uniweb (maggio 2025) </text:p>
        </text:list-item>
        <text:list-item>
          <text:p text:style-name="P156">[ ] Superato colloquio con Prof. Bresolin </text:p>
        </text:list-item>
        <text:list-item>
          <text:p text:style-name="P156">[ ] Contratto firmato (ottobre/novembre) </text:p>
        </text:list-item>
        <text:list-item>
          <text:p text:style-name="P156">[ ] Formazione generale completata (settembre) </text:p>
        </text:list-item>
        <text:list-item>
          <text:p text:style-name="P156">[ ] Attestati sicurezza ottenuti (Generale 4h + Rischio Basso 4h) </text:p>
        </text:list-item>
        <text:list-item>
          <text:p text:style-name="P157">[ ] Accesso a Drive condiviso ottenuto </text:p>
        </text:list-item>
      </text:list>
      <text:h text:style-name="P5" text:outline-level="3"><text:soft-page-break/>✅ Durante l'attività:</text:h>
      <text:list text:style-name="L73">
        <text:list-item>
          <text:p text:style-name="P158">[ ] Registro ore aggiornato mensilmente (entro il 10) </text:p>
        </text:list-item>
        <text:list-item>
          <text:p text:style-name="P158">[ ] Materiali didattici preparati e condivisi </text:p>
        </text:list-item>
        <text:list-item>
          <text:p text:style-name="P158">[ ] Repository GitHub aggiornata </text:p>
        </text:list-item>
        <text:list-item>
          <text:p text:style-name="P158">[ ] Comunicazione attiva con studenti </text:p>
        </text:list-item>
        <text:list-item>
          <text:p text:style-name="P159">[ ] Ore di preparazione registrate nel registro </text:p>
        </text:list-item>
      </text:list>
      <text:h text:style-name="P5" text:outline-level="3">✅ A fine attività:</text:h>
      <text:list text:style-name="L74">
        <text:list-item>
          <text:p text:style-name="P160">[ ] Registro completo e firmato dal referente caricato </text:p>
        </text:list-item>
        <text:list-item>
          <text:p text:style-name="P160">[ ] Relazione finale compilata e caricata </text:p>
        </text:list-item>
        <text:list-item>
          <text:p text:style-name="P160">[ ] Attestati sicurezza caricati su Drive </text:p>
        </text:list-item>
        <text:list-item>
          <text:p text:style-name="P161">[ ] Documentazione consegnata entro settembre </text:p>
        </text:list-item>
      </text:list>
      <text:p text:style-name="P3"/>
      <text:h text:style-name="P4" text:outline-level="2">15. Conclusioni</text:h>
      <text:p text:style-name="Text_20_body">Il tutorato rappresenta un'opportunità unica per:</text:p>
      <text:list text:style-name="L75">
        <text:list-item>
          <text:p text:style-name="P162"><text:span text:style-name="Strong_20_Emphasis">Sviluppare competenze didattiche</text:span> e comunicative </text:p>
        </text:list-item>
        <text:list-item>
          <text:p text:style-name="P162"><text:span text:style-name="Strong_20_Emphasis">Consolidare le proprie conoscenze</text:span> insegnando ad altri </text:p>
        </text:list-item>
        <text:list-item>
          <text:p text:style-name="P162"><text:span text:style-name="Strong_20_Emphasis">Contribuire attivamente</text:span> alla comunità universitaria </text:p>
        </text:list-item>
        <text:list-item>
          <text:p text:style-name="P162"><text:span text:style-name="Strong_20_Emphasis">Acquisire esperienza lavorativa</text:span> nel contesto accademico </text:p>
        </text:list-item>
        <text:list-item>
          <text:p text:style-name="P163"><text:span text:style-name="Strong_20_Emphasis">Costruire un network</text:span> di relazioni professionali </text:p>
        </text:list-item>
      </text:list>
      <text:p text:style-name="Text_20_body">Il percorso richiede impegno e dedizione, ma offre soddisfazioni personali significative e competenze trasversali preziose per il futuro professionale.</text:p>
      <text:p text:style-name="P3"/>
      <text:p text:style-name="Text_20_body"><text:span text:style-name="Emphasis">Documento aggiornato a luglio 2025 sulla base delle informazioni più recenti disponibili dall'Università di Padova e dall'esperienza diretta dei tutor del Dipartimento di Informatica.</text:span></text:p>
      <text:p text:style-name="Text_20_body"><text:span text:style-name="Strong_20_Emphasis">Nota</text:span>: Questo vademecum rappresenta un esempio concreto delle attività del Tutor di Coordinamento, che include tra i suoi compiti la "preparazione vademecum per i Tutor" come supporto per la comunità di tutorato.</text:p>
      <text:p text:style-name="Text_20_body"><text:span text:style-name="Strong_20_Emphasis">Fonti principali</text:span>:</text:p>
      <text:list text:style-name="L76">
        <text:list-item>
          <text:p text:style-name="P164">Ufficio Servizi agli Studenti - Orientamento e Tutorato UniPD </text:p>
        </text:list-item>
        <text:list-item>
          <text:p text:style-name="P164">Scuola di Scienze - Università di Padova </text:p>
        </text:list-item>
        <text:list-item>
          <text:p text:style-name="P164">Documentazione interna tutor Informatica A.A. 2024-2025 </text:p>
        </text:list-item>
        <text:list-item>
          <text:p text:style-name="P164">Esperienza diretta Gabriel Rovesti (Tutor Informatica) </text:p>
        </text:list-item>
        <text:list-item>
          <text:p text:style-name="P165">https://www.unipd.it/scadenze-informazioni-tutor </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15:19:06.679826400</meta:creation-date>
    <dc:date>2025-07-08T15:43:58.352290100</dc:date>
    <meta:editing-duration>PT9M36S</meta:editing-duration>
    <meta:editing-cycles>6</meta:editing-cycles>
    <meta:generator>LibreOffice/25.2.4.3$Windows_X86_64 LibreOffice_project/33e196637044ead23f5c3226cde09b47731f7e27</meta:generator>
    <meta:document-statistic meta:table-count="0" meta:image-count="0" meta:object-count="0" meta:page-count="19" meta:paragraph-count="531" meta:word-count="4631" meta:character-count="32233" meta:non-whitespace-character-count="28130"/>
  </office:meta>
</office:document-meta>
</file>